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AstroModule.xml"/>
  <manifest:file-entry manifest:media-type="text/xml" manifest:full-path="Basic/Standard/ThisWorkbook.xml"/>
  <manifest:file-entry manifest:media-type="text/xml" manifest:full-path="Basic/Standard/Sheet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Times New Roman" svg:font-family="'Times New Roman'" style:font-family-generic="roma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62cm"/>
    </style:style>
    <style:style style:name="co2" style:family="table-column">
      <style:table-column-properties fo:break-before="auto" style:column-width="5.147cm"/>
    </style:style>
    <style:style style:name="co3" style:family="table-column">
      <style:table-column-properties fo:break-before="auto" style:column-width="4.078cm"/>
    </style:style>
    <style:style style:name="co4" style:family="table-column">
      <style:table-column-properties fo:break-before="auto" style:column-width="3.3cm"/>
    </style:style>
    <style:style style:name="co5" style:family="table-column">
      <style:table-column-properties fo:break-before="auto" style:column-width="1.007cm"/>
    </style:style>
    <style:style style:name="co6" style:family="table-column">
      <style:table-column-properties fo:break-before="auto" style:column-width="1.342cm"/>
    </style:style>
    <style:style style:name="co7" style:family="table-column">
      <style:table-column-properties fo:break-before="auto" style:column-width="2.489cm"/>
    </style:style>
    <style:style style:name="co8" style:family="table-column">
      <style:table-column-properties fo:break-before="auto" style:column-width="2.574cm"/>
    </style:style>
    <style:style style:name="ro1" style:family="table-row">
      <style:table-row-properties style:row-height="0.707cm" fo:break-before="auto" style:use-optimal-row-height="true"/>
    </style:style>
    <style:style style:name="ro2" style:family="table-row">
      <style:table-row-properties style:row-height="0.623cm" fo:break-before="auto" style:use-optimal-row-height="true"/>
    </style:style>
    <style:style style:name="ro3" style:family="table-row">
      <style:table-row-properties style:row-height="0.623cm" fo:break-before="auto" style:use-optimal-row-height="true"/>
    </style:style>
    <style:style style:name="ta1" style:family="table" style:master-page-name="PageStyle_5f_DHHMS">
      <style:table-properties table:display="true" style:writing-mode="lr-tb"/>
    </style:style>
    <style:style style:name="ce1" style:family="table-cell" style:parent-style-name="Default">
      <style:text-properties style:use-window-font-color="true" style:text-outline="false" style:text-line-through-style="none" style:font-name="Arial2" fo:font-size="16pt" fo:font-style="normal" fo:text-shadow="none" style:text-underline-style="none" fo:font-weight="bold" style:font-size-asian="16pt" style:font-style-asian="normal" style:font-weight-asian="bold" style:font-name-complex="Arial2" style:font-size-complex="16pt" style:font-style-complex="normal" style:font-weight-complex="bold"/>
    </style:style>
    <style:style style:name="ce2" style:family="table-cell" style:parent-style-name="Default">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3"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Times New Roman" fo:font-size="10pt" fo:font-style="italic" fo:text-shadow="none" style:text-underline-style="none" fo:font-weight="normal" style:font-size-asian="10pt" style:font-style-asian="italic" style:font-weight-asian="normal" style:font-name-complex="Times New Roman" style:font-size-complex="10pt" style:font-style-complex="italic" style:font-weight-complex="normal"/>
    </style:style>
    <style:style style:name="ce4"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5"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4pt" fo:font-style="normal" fo:text-shadow="none" style:text-underline-style="none" fo:font-weight="bold" style:font-size-asian="14pt" style:font-style-asian="normal" style:font-weight-asian="bold" style:font-name-complex="Arial2" style:font-size-complex="14pt" style:font-style-complex="normal" style:font-weight-complex="bold"/>
    </style:style>
    <style:style style:name="ce6" style:family="table-cell" style:parent-style-name="Default" style:data-style-name="N138">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4pt" fo:font-style="normal" fo:text-shadow="none" style:text-underline-style="none" fo:font-weight="bold" style:font-size-asian="14pt" style:font-style-asian="normal" style:font-weight-asian="bold" style:font-name-complex="Arial2" style:font-size-complex="14pt" style:font-style-complex="normal" style:font-weight-complex="bold"/>
    </style:style>
    <style:style style:name="ce7" style:family="table-cell" style:parent-style-name="Default" style:data-style-name="N138">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8"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2"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9" style:family="table-cell" style:parent-style-name="Default">
      <style:text-properties style:use-window-font-color="true" style:text-outline="false" style:text-line-through-style="none" style:font-name="Arial2" fo:font-size="14pt" fo:font-style="normal" fo:text-shadow="none" style:text-underline-style="none" fo:font-weight="bold" style:font-size-asian="14pt" style:font-style-asian="normal" style:font-weight-asian="bold" style:font-name-complex="Arial2" style:font-size-complex="14pt" style:font-style-complex="normal" style:font-weight-complex="bold"/>
    </style:style>
  </office:automatic-styles>
  <office:body>
    <office:spreadsheet>
      <table:calculation-settings table:case-sensitive="false" table:automatic-find-labels="false" table:use-regular-expressions="false"/>
      <table:table table:name="DHHMS" table:style-name="ta1" table:print="false">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8"/>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7" table:default-cell-style-name="ce8"/>
        <table:table-column table:style-name="co7" table:number-columns-repeated="248" table:default-cell-style-name="ce2"/>
        <table:table-column table:style-name="co7" table:number-columns-repeated="767" table:default-cell-style-name="Default"/>
        <table:table-row table:style-name="ro1">
          <table:table-cell table:style-name="ce1" office:value-type="string">
            <text:p>Converting decimal hours to hours, minutes and seconds</text:p>
          </table:table-cell>
          <table:table-cell table:number-columns-repeated="1023"/>
        </table:table-row>
        <table:table-row table:style-name="ro2">
          <table:table-cell table:number-columns-repeated="1024"/>
        </table:table-row>
        <table:table-row table:style-name="ro2">
          <table:table-cell table:style-name="ce3" office:value-type="string">
            <text:p>Input</text:p>
          </table:table-cell>
          <table:table-cell table:style-name="ce5" office:value-type="string">
            <text:p>decimal hours</text:p>
          </table:table-cell>
          <table:table-cell table:style-name="ce6" office:value-type="float" office:value="18.524166667">
            <text:p>18.5241667</text:p>
          </table:table-cell>
          <table:table-cell table:number-columns-repeated="2"/>
          <table:table-cell table:style-name="ce3" office:value-type="string">
            <text:p>Output</text:p>
          </table:table-cell>
          <table:table-cell table:style-name="ce5" office:value-type="string">
            <text:p>hours</text:p>
          </table:table-cell>
          <table:table-cell table:style-name="ce9" table:formula="of:=[.C14]" office:value-type="float" office:value="18">
            <text:p>18</text:p>
          </table:table-cell>
          <table:table-cell office:value-type="string">
            <text:p>=C14</text:p>
          </table:table-cell>
          <table:table-cell table:style-name="ce4"/>
          <table:table-cell table:number-columns-repeated="1014"/>
        </table:table-row>
        <table:table-row table:style-name="ro2">
          <table:table-cell table:style-name="ce4"/>
          <table:table-cell/>
          <table:table-cell table:style-name="ce7"/>
          <table:table-cell table:number-columns-repeated="2"/>
          <table:table-cell table:style-name="ce4"/>
          <table:table-cell table:style-name="ce5" office:value-type="string">
            <text:p>minutes</text:p>
          </table:table-cell>
          <table:table-cell table:style-name="ce5" table:formula="of:=[.C12]" office:value-type="float" office:value="31">
            <text:p>31</text:p>
          </table:table-cell>
          <table:table-cell office:value-type="string">
            <text:p>=C13</text:p>
          </table:table-cell>
          <table:table-cell table:style-name="ce4"/>
          <table:table-cell table:number-columns-repeated="1014"/>
        </table:table-row>
        <table:table-row table:style-name="ro2">
          <table:table-cell table:style-name="ce4"/>
          <table:table-cell/>
          <table:table-cell table:style-name="ce7"/>
          <table:table-cell table:number-columns-repeated="2"/>
          <table:table-cell table:style-name="ce4"/>
          <table:table-cell table:style-name="ce5" office:value-type="string">
            <text:p>seconds</text:p>
          </table:table-cell>
          <table:table-cell table:style-name="ce5" table:formula="of:=[.C10]" office:value-type="float" office:value="27">
            <text:p>27</text:p>
          </table:table-cell>
          <table:table-cell office:value-type="string">
            <text:p>=C10</text:p>
          </table:table-cell>
          <table:table-cell table:style-name="ce4"/>
          <table:table-cell table:number-columns-repeated="1014"/>
        </table:table-row>
        <table:table-row table:style-name="ro2">
          <table:table-cell table:style-name="ce4" table:number-columns-repeated="2"/>
          <table:table-cell table:style-name="ce7"/>
          <table:table-cell/>
          <table:table-cell table:style-name="ce4" table:number-columns-repeated="4"/>
          <table:table-cell/>
          <table:table-cell table:style-name="ce4"/>
          <table:table-cell table:number-columns-repeated="1014"/>
        </table:table-row>
        <table:table-row table:style-name="ro2">
          <table:table-cell table:style-name="ce4" office:value-type="float" office:value="1">
            <text:p>1</text:p>
          </table:table-cell>
          <table:table-cell table:style-name="ce4" office:value-type="string">
            <text:p>unsigned decimal</text:p>
          </table:table-cell>
          <table:table-cell table:style-name="ce7" table:formula="of:=ABS([.C3])" office:value-type="float" office:value="18.524166667">
            <text:p>18.5241667</text:p>
          </table:table-cell>
          <table:table-cell office:value-type="string">
            <text:p>=ABS(C3)</text:p>
          </table:table-cell>
          <table:table-cell table:style-name="ce4" table:number-columns-repeated="4"/>
          <table:table-cell/>
          <table:table-cell table:style-name="ce4"/>
          <table:table-cell table:number-columns-repeated="1014"/>
        </table:table-row>
        <table:table-row table:style-name="ro2">
          <table:table-cell table:style-name="ce4" office:value-type="float" office:value="2">
            <text:p>2</text:p>
          </table:table-cell>
          <table:table-cell table:style-name="ce4" office:value-type="string">
            <text:p>total seconds</text:p>
          </table:table-cell>
          <table:table-cell table:style-name="ce7" table:formula="of:=[.C7]*3600" office:value-type="float" office:value="66687.0000012">
            <text:p>66687.0000012</text:p>
          </table:table-cell>
          <table:table-cell office:value-type="string">
            <text:p>=C7*3600</text:p>
          </table:table-cell>
          <table:table-cell table:style-name="ce4" table:number-columns-repeated="4"/>
          <table:table-cell/>
          <table:table-cell table:style-name="ce4"/>
          <table:table-cell table:number-columns-repeated="1014"/>
        </table:table-row>
        <table:table-row table:style-name="ro3">
          <table:table-cell table:style-name="ce4" office:value-type="float" office:value="3">
            <text:p>3</text:p>
          </table:table-cell>
          <table:table-cell table:style-name="ce4" office:value-type="string">
            <text:p>seconds (2 dp)</text:p>
          </table:table-cell>
          <table:table-cell table:style-name="ce7" table:formula="of:=ROUND(MOD([.C8];60);2)" office:value-type="float" office:value="27">
            <text:p>27.0000000</text:p>
          </table:table-cell>
          <table:table-cell office:value-type="string">
            <text:p>=ROUND(MOD(C8,60),2)</text:p>
          </table:table-cell>
          <table:table-cell table:style-name="ce4" table:number-columns-repeated="4"/>
          <table:table-cell/>
          <table:table-cell table:style-name="ce4"/>
          <table:table-cell table:number-columns-repeated="1014"/>
        </table:table-row>
        <table:table-row table:style-name="ro2">
          <table:table-cell table:style-name="ce4" office:value-type="float" office:value="4">
            <text:p>4</text:p>
          </table:table-cell>
          <table:table-cell table:style-name="ce4" office:value-type="string">
            <text:p>corrected seconds</text:p>
          </table:table-cell>
          <table:table-cell table:style-name="ce7" table:formula="of:=IF([.C9]=60;0;[.C9])" office:value-type="float" office:value="27">
            <text:p>27.0000000</text:p>
          </table:table-cell>
          <table:table-cell office:value-type="string">
            <text:p>=IF(C9=60,0,C9)</text:p>
          </table:table-cell>
          <table:table-cell table:style-name="ce4" table:number-columns-repeated="4"/>
          <table:table-cell/>
          <table:table-cell table:style-name="ce4"/>
          <table:table-cell table:number-columns-repeated="1014"/>
        </table:table-row>
        <table:table-row table:style-name="ro2">
          <table:table-cell table:style-name="ce4" office:value-type="float" office:value="5">
            <text:p>5</text:p>
          </table:table-cell>
          <table:table-cell table:style-name="ce4" office:value-type="string">
            <text:p>corrected remainder</text:p>
          </table:table-cell>
          <table:table-cell table:style-name="ce7" table:formula="of:=IF([.C9]=60;[.C8]+60;[.C8])" office:value-type="float" office:value="66687.0000012">
            <text:p>66687.0000012</text:p>
          </table:table-cell>
          <table:table-cell office:value-type="string">
            <text:p>=IF(C9=60,C8+60,C8)</text:p>
          </table:table-cell>
          <table:table-cell table:style-name="ce4" table:number-columns-repeated="4"/>
          <table:table-cell/>
          <table:table-cell table:style-name="ce4"/>
          <table:table-cell table:number-columns-repeated="1014"/>
        </table:table-row>
        <table:table-row table:style-name="ro2">
          <table:table-cell table:style-name="ce4" office:value-type="float" office:value="6">
            <text:p>6</text:p>
          </table:table-cell>
          <table:table-cell table:style-name="ce4" office:value-type="string">
            <text:p>minutes</text:p>
          </table:table-cell>
          <table:table-cell table:style-name="ce7" table:formula="of:=MOD(TRUNC([.C11]/60);60)" office:value-type="float" office:value="31">
            <text:p>31.0000000</text:p>
          </table:table-cell>
          <table:table-cell office:value-type="string">
            <text:p>=MOD(TRUNC(C11/60),60)</text:p>
          </table:table-cell>
          <table:table-cell table:style-name="ce4" table:number-columns-repeated="4"/>
          <table:table-cell/>
          <table:table-cell table:style-name="ce4"/>
          <table:table-cell table:number-columns-repeated="1014"/>
        </table:table-row>
        <table:table-row table:style-name="ro2">
          <table:table-cell table:style-name="ce4" office:value-type="float" office:value="7">
            <text:p>7</text:p>
          </table:table-cell>
          <table:table-cell table:style-name="ce4" office:value-type="string">
            <text:p>unsigned hours</text:p>
          </table:table-cell>
          <table:table-cell table:style-name="ce7" table:formula="of:=TRUNC([.C11]/3600)" office:value-type="float" office:value="18">
            <text:p>18.0000000</text:p>
          </table:table-cell>
          <table:table-cell office:value-type="string">
            <text:p>=TRUNC(C11/3600)</text:p>
          </table:table-cell>
          <table:table-cell table:style-name="ce4" table:number-columns-repeated="4"/>
          <table:table-cell/>
          <table:table-cell table:style-name="ce4"/>
          <table:table-cell table:number-columns-repeated="1014"/>
        </table:table-row>
        <table:table-row table:style-name="ro2">
          <table:table-cell table:style-name="ce4" office:value-type="float" office:value="8">
            <text:p>8</text:p>
          </table:table-cell>
          <table:table-cell table:style-name="ce4" office:value-type="string">
            <text:p>signed hours</text:p>
          </table:table-cell>
          <table:table-cell table:style-name="ce7" table:formula="of:=IF([.C3]&lt;0;-1*[.C13];[.C13])" office:value-type="float" office:value="18">
            <text:p>18.0000000</text:p>
          </table:table-cell>
          <table:table-cell office:value-type="string">
            <text:p>=IF(C3&lt;0,-1*C13,C13)</text:p>
          </table:table-cell>
          <table:table-cell table:style-name="ce4" table:number-columns-repeated="4"/>
          <table:table-cell/>
          <table:table-cell table:style-name="ce4"/>
          <table:table-cell table:number-columns-repeated="1014"/>
        </table:table-row>
        <table:table-row table:style-name="ro2" table:number-rows-repeated="13">
          <table:table-cell table:style-name="ce4" table:number-columns-repeated="3"/>
          <table:table-cell/>
          <table:table-cell table:style-name="ce4" table:number-columns-repeated="4"/>
          <table:table-cell/>
          <table:table-cell table:style-name="ce4"/>
          <table:table-cell table:number-columns-repeated="1014"/>
        </table:table-row>
        <table:table-row table:style-name="ro2" table:number-rows-repeated="65508">
          <table:table-cell table:number-columns-repeated="1024"/>
        </table:table-row>
        <table:table-row table:style-name="ro2">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Times New Roman" svg:font-family="'Times New Roman'" style:font-family-generic="roma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GB"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08P0" style:volatile="true">
      <number:text>£</number:text>
      <number:number number:decimal-places="0" number:min-integer-digits="1" number:grouping="true"/>
    </number:number-style>
    <number:number-style style:name="N108">
      <number:text>-£</number:text>
      <number:number number:decimal-places="0" number:min-integer-digits="1" number:grouping="true"/>
      <style:map style:condition="value()&gt;=0" style:apply-style-name="N108P0"/>
    </number:number-style>
    <number:number-style style:name="N109P0" style:volatile="true">
      <number:text>£</number:text>
      <number:number number:decimal-places="0" number:min-integer-digits="1" number:grouping="true"/>
    </number:number-style>
    <number:number-style style:name="N109">
      <style:text-properties fo:color="#ff0000"/>
      <number:text>-£</number:text>
      <number:number number:decimal-places="0" number:min-integer-digits="1" number:grouping="true"/>
      <style:map style:condition="value()&gt;=0" style:apply-style-name="N109P0"/>
    </number:number-style>
    <number:number-style style:name="N111P0" style:volatile="true">
      <number:text>£</number:text>
      <number:number number:decimal-places="2" number:min-integer-digits="1" number:grouping="true"/>
    </number:number-style>
    <number:number-style style:name="N111">
      <number:text>-£</number:text>
      <number:number number:decimal-places="2" number:min-integer-digits="1" number:grouping="true"/>
      <style:map style:condition="value()&gt;=0" style:apply-style-name="N111P0"/>
    </number:number-style>
    <number:number-style style:name="N112P0" style:volatile="true">
      <number:text>£</number:text>
      <number:number number:decimal-places="2" number:min-integer-digits="1" number:grouping="true"/>
    </number:number-style>
    <number:number-style style:name="N112">
      <style:text-properties fo:color="#ff0000"/>
      <number:text>-£</number:text>
      <number:number number:decimal-places="2" number:min-integer-digits="1" number:grouping="true"/>
      <style:map style:condition="value()&gt;=0" style:apply-style-name="N112P0"/>
    </number:number-style>
    <number:number-style style:name="N113P0" style:volatile="true">
      <number:number number:decimal-places="0" number:min-integer-digits="1" number:grouping="true"/>
    </number:number-style>
    <number:number-style style:name="N113">
      <number:text>-</number:text>
      <number:number number:decimal-places="0" number:min-integer-digits="1" number:grouping="true"/>
      <style:map style:condition="value()&gt;=0" style:apply-style-name="N113P0"/>
    </number:number-style>
    <number:number-style style:name="N114P0" style:volatile="true">
      <number:number number:decimal-places="0" number:min-integer-digits="1" number:grouping="true"/>
    </number:number-style>
    <number:number-style style:name="N114">
      <style:text-properties fo:color="#ff0000"/>
      <number:text>-</number:text>
      <number:number number:decimal-places="0" number:min-integer-digits="1" number:grouping="true"/>
      <style:map style:condition="value()&gt;=0" style:apply-style-name="N114P0"/>
    </number:number-style>
    <number:number-style style:name="N115P0" style:volatile="true">
      <number:number number:decimal-places="2" number:min-integer-digits="1" number:grouping="true"/>
    </number:number-style>
    <number:number-style style:name="N115">
      <number:text>-</number:text>
      <number:number number:decimal-places="2" number:min-integer-digits="1" number:grouping="true"/>
      <style:map style:condition="value()&gt;=0" style:apply-style-name="N115P0"/>
    </number:number-style>
    <number:number-style style:name="N116P0" style:volatile="true">
      <number:number number:decimal-places="2" number:min-integer-digits="1" number:grouping="true"/>
    </number:number-style>
    <number:number-style style:name="N116">
      <style:text-properties fo:color="#ff0000"/>
      <number:text>-</number:text>
      <number:number number:decimal-places="2" number:min-integer-digits="1" number:grouping="true"/>
      <style:map style:condition="value()&gt;=0" style:apply-style-name="N116P0"/>
    </number:number-style>
    <number:number-style style:name="N120P0" style:volatile="true">
      <number:number number:decimal-places="0" number:min-integer-digits="1" number:grouping="true"/>
      <number:text> </number:text>
    </number:number-style>
    <number:number-style style:name="N120P1" style:volatile="true">
      <number:text>-</number:text>
      <number:number number:decimal-places="0" number:min-integer-digits="1" number:grouping="true"/>
      <number:text> </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number:text> £</number:text>
      <number:number number:decimal-places="0" number:min-integer-digits="1" number:grouping="true"/>
      <number:text> </number:text>
    </number:number-style>
    <number:number-style style:name="N124P1" style:volatile="true">
      <number:text>-£</number:text>
      <number:number number:decimal-places="0" number:min-integer-digits="1" number:grouping="true"/>
      <number:text> </number:text>
    </number:number-style>
    <number:number-style style:name="N124P2" style:volatile="true">
      <number:text> £-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number:number number:decimal-places="2" number:min-integer-digits="1" number:grouping="true"/>
      <number:text> </number:text>
    </number:number-style>
    <number:number-style style:name="N128P1" style:volatile="true">
      <number:text>-</number:text>
      <number:number number:decimal-places="2" number:min-integer-digits="1" number:grouping="true"/>
      <number:text> </number:text>
    </number:number-style>
    <number:number-style style:name="N128P2" style:volatile="true">
      <number:text> -</number:text>
      <number:number number:decimal-places="0" number:min-integer-digits="0"/>
      <number:text>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number:text> £</number:text>
      <number:number number:decimal-places="2" number:min-integer-digits="1" number:grouping="true"/>
      <number:text> </number:text>
    </number:number-style>
    <number:number-style style:name="N132P1" style:volatile="true">
      <number:text>-£</number:text>
      <number:number number:decimal-places="2" number:min-integer-digits="1" number:grouping="true"/>
      <number:text> </number:text>
    </number:number-style>
    <number:number-style style:name="N132P2" style:volatile="true">
      <number:text> £-</number:text>
      <number:number number:decimal-places="0" number:min-integer-digits="0"/>
      <number:text>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time-style style:name="N133">
      <number:minutes number:style="long"/>
      <number:text>:</number:text>
      <number:seconds number:style="long"/>
    </number:time-style>
    <number:time-style style:name="N134" number:truncate-on-overflow="false">
      <number:hours/>
      <number:text>:</number:text>
      <number:minutes number:style="long"/>
      <number:text>:</number:text>
      <number:seconds number:style="long"/>
    </number:time-style>
    <number:time-style style:name="N135">
      <number:minutes number:style="long"/>
      <number:text>:</number:text>
      <number:seconds number:style="long" number:decimal-places="1"/>
    </number:time-style>
    <number:number-style style:name="N136">
      <number:scientific-number number:decimal-places="1" number:min-integer-digits="3" number:min-exponent-digits="1"/>
    </number:number-style>
    <number:number-style style:name="N137">
      <number:number number:decimal-places="8" number:min-integer-digits="1"/>
    </number:number-style>
    <number:number-style style:name="N138">
      <number:number number:decimal-places="7" number:min-integer-digits="1"/>
    </number:number-style>
    <number:date-style style:name="N5106" number:language="en" number:country="GB">
      <number:day number:style="long"/>
      <number:text>-</number:text>
      <number:month number:textual="true"/>
      <number:text>-</number:text>
      <number:year/>
    </number:date-style>
    <number:date-style style:name="N5107" number:language="en" number:country="GB">
      <number:day number:style="long"/>
      <number:text>-</number:text>
      <number:month number:textual="true"/>
    </number:date-style>
    <number:date-style style:name="N5108" number:language="en" number:country="GB">
      <number:month number:textual="true"/>
      <number:text>-</number:text>
      <number:year/>
    </number:date-style>
    <number:time-style style:name="N5109" number:language="en" number:country="GB">
      <number:hours/>
      <number:text>:</number:text>
      <number:minutes number:style="long"/>
      <number:text> </number:text>
      <number:am-pm/>
    </number:time-style>
    <number:time-style style:name="N5110" number:language="en" number:country="GB">
      <number:hours/>
      <number:text>:</number:text>
      <number:minutes number:style="long"/>
      <number:text>:</number:text>
      <number:seconds number:style="long"/>
      <number:text> </number:text>
      <number:am-pm/>
    </number:time-style>
    <number:date-style style:name="N5111" number:language="en" number:country="GB">
      <number:day number:style="long"/>
      <number:text>/</number:text>
      <number:month number:style="long"/>
      <number:text>/</number:text>
      <number:year number:style="long"/>
      <number:text> </number:text>
      <number:hours number:style="long"/>
      <number:text>:</number:text>
      <number:minutes number:style="long"/>
    </number:date-style>
    <style:style style:name="Default" style:family="table-cell">
      <style:table-cell-properties style:rotation-align="none"/>
      <style:text-properties style:font-name="Arial1" style:font-name-asian="SimSun"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4-05">05/04/2011</text:date>, <text:time>17:06:42</text:time></text:p>
        </style:region-right>
      </style:header>
      <style:header-left style:display="false"/>
      <style:footer>
        <text:p>Page <text:page-number>1</text:page-number> / <text:page-count>99</text:page-count></text:p>
      </style:footer>
      <style:footer-left style:display="false"/>
    </style:master-page>
    <style:master-page style:name="PageStyle_5f_DHHMS" style:display-name="PageStyle_DHHM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eter Duffett-Smith</meta:initial-creator>
    <meta:creation-date>2008-12-18T12:30:06</meta:creation-date>
    <dc:creator>Peter Duffett-Smith</dc:creator>
    <dc:date>2011-04-05T17:06:42.31</dc:date>
    <meta:generator>OpenOffice.org/3.3$Win32 OpenOffice.org_project/330m20$Build-9567</meta:generator>
    <meta:editing-duration>PT55S</meta:editing-duration>
    <meta:editing-cycles>2</meta:editing-cycles>
    <meta:document-statistic meta:table-count="1" meta:cell-count="46" meta:object-count="0"/>
  </office:meta>
</office:document-meta>
</file>

<file path=Basic/Standard/AstroModule.xml><?xml version="1.0" encoding="utf-8"?>
<!DOCTYPE module  PUBLIC '-//OpenOffice.org//DTD OfficeDocument 1.0//EN'  'module.dtd'>
<script:module xmlns:script="http://openoffice.org/2000/script" script:name="AstroModule" script:language="StarBasic">rem Attribute VBA_ModuleType=VBAModule
rem module AstroModule

DefDbl A-Z

Function Round(W As Double, N As Integer) As Double

	A = 10^N
	Round = Fix(W*A+0.5)/A
	
End Function

Function CDJD(Day As Double, Month As Double, Year As Double) As Double

	If (Month &lt; 3) Then
		Y = Year - 1
		M = Month + 12
	Else
		Y = Year
		M = Month
	End If
     
	If (Year &gt; 1582) Then
		A = Fix(Y / 100)
		B = 2 - A + Fix(A / 4)
	Else
		If (Year = 1582) And (Month &gt; 10) Then
			A = Fix(Y / 100)
			B = 2 - A + Fix(A / 4)
		Else
			If (Year = 1582) And (Month = 10) And (Day &gt;= 15) Then
				A = Fix(Y / 100)
				B = 2 - A + Fix(A / 4)
			Else
				B = 0
			End If
		End If
	End If
           
	If (Y &lt; 0) Then
		C = Fix((365.25 * Y) - 0.75)
	Else
		C = Fix(365.25 * Y)
	End If
     
	D = Fix(30.6001 * (M + 1))
	CDJD = B + C + D + Day + 1720994.5
     
End Function
 
Function JDCDay(JD As Double) As Double

	I = Fix(JD + 0.5)
	F = JD + 0.5 - I
	A = Fix((I - 1867216.25) / 36524.25)
	     
	If (I &gt; 2299160) Then
		B = I + 1 + A - Fix(A / 4)
	Else
		B = I
	End If
	    
	C = B + 1524
	D = Fix((C - 122.1) / 365.25)
	E = Fix(365.25 * D)
	G = Fix((C - E) / 30.6001)
	JDCDay = C - E + F - Fix(30.6001 * G)
	    
End Function
	
Function JDCMonth(JD As Double) As Double
	 
	I = Fix(JD + 0.5)
	F = JD + 0.5 - I
	A = Fix((I - 1867216.25) / 36524.25)
	    
	If (I &gt; 2299160) Then
		B = I + 1 + A - Fix(A / 4)
	Else
		B = I
	End If
	     
    C = B + 1524
	D = Fix((C - 122.1) / 365.25)
	E = Fix(365.25 * D)
	G = Fix((C - E) / 30.6001)
	     
	If (G &lt; 13.5) Then
		JDCMonth = G - 1
	Else
		JDCMonth = G - 13
	End If
	     
End Function
	
Function JDCYear(JD As Double) As Double

	I = Fix(JD + 0.5)
	F = JD + 0.5 - I
	A = Fix((I - 1867216.25) / 36524.25)
	    
	If (I &gt; 2299160) Then
		B = I + 1 + A - Fix(A / 4)
	Else
		B = I
	End If
	    
	C = B + 1524
	D = Fix((C - 122.1) / 365.25)
	E = Fix(365.25 * D)
	G = Fix((C - E) / 30.6001)
	    
	If (G &lt; 13.5) Then
		H = G - 1
	Else
		H = G - 13
	End If
	     
	If (H &gt; 2.5) Then
		JDCYear = D - 4716
	Else
		JDCYear = D - 4715
	End If
	    
End Function
	 
Function FDOW(JD As Double) As String

     J = Fix(JD - 0.5) + 0.5
     N = (J + 1.5) Mod 7
     
     If (N = 0) Then
      FDOW = "Sunday"
      ElseIf (N = 1) Then
       FDOW = "Monday"
       ElseIf (N = 2) Then
        FDOW = "Tuesday"
        ElseIf (N = 3) Then
         FDOW = "Wednesday"
         ElseIf (N = 4) Then
          FDOW = "Thursday"
          ElseIf (N = 5) Then
           FDOW = "Friday"
           ElseIf (N = 6) Then
            FDOW = "Saturday"
            Else
             FDOW = "Unknown"
            End If
 
End Function
 
Function HMSDH(H As Double, M As Double, S As Double) As Double
 
     A = Abs(S) / 60
     B = (Abs(M) + A) / 60
     C = Abs(H) + B
     
     If ((H &lt; 0) Or (M &lt; 0) Or (S &lt; 0)) Then
         HMSDH = -C
     Else
         HMSDH = C
     End If
     
End Function
 
Function DHHour(DH As Double) As Double

     A = Abs(DH)
     B = A * 3600
     C = Round(B - 60 * Fix(B / 60), 2)
     
     If (C = 60) Then
         D = 0
         E = B + 60
     Else
         D = C
         E = B
     End If
     
     If (DH &lt; 0) Then
         DHHour = -Fix(E / 3600)
     Else
         DHHour = Fix(E / 3600)
     End If
     
End Function
	 
Function DHMin(DH As Double) As Double

     A = Abs(DH)
     B = A * 3600
     C = Round(B - 60 * Fix(B / 60), 2)
     
     If (C = 60) Then
         D = 0
         E = B + 60
     Else
         D = C
         E = B
     End If
     
     DHMin = Fix(E / 60) Mod 60
  
End Function
 
Function DHSec(DH As Double) As Double

     A = Abs(DH)
     B = A * 3600
     C = Round(B - 60 * Fix(B / 60), 2)
     If (C = 60) Then
         D = 0
     Else
         D = C
     End If
     
     DHSec = D
 
End Function
 
Function LctUT(LCH As Double, LCM As Double, LCS As Double, DS As Double, ZC As Double, LD As Double, LM As Double, LY As Double) As Double

     A = HMSDH(LCH, LCM, LCS)
     B = A - DS - ZC
     C = LD + (B / 24#)
     D = CDJD(C, LM, LY)
     E = JDCDay(D)
     E1 = Fix(E)
     LctUT = 24# * (E - E1)
     
End Function
	 
Function LctGDay(LCH As Double, LCM As Double, LCS As Double, DS As Double, ZC As Double, LD As Double, LM As Double, LY As Double) As Double

     A = HMSDH(LCH, LCM, LCS)
     B = A - DS - ZC
     C = LD + (B / 24)
     D = CDJD(C, LM, LY)
     E = JDCDay(D)
     LctGDay = Fix(E)
 
End Function
 
Function LctGMonth(LCH As Double, LCM As Double, LCS As Double, DS As Double, ZC As Double, LD As Double, LM As Double, LY As Double) As Double

     A = HMSDH(LCH, LCM, LCS)
     B = A - DS - ZC
     C = LD + (B / 24)
     D = CDJD(C, LM, LY)
     LctGMonth = JDCMonth(D)
 
End Function
 
Function LctGYear(LCH As Double, LCM As Double, LCS As Double, DS As Double, ZC As Double, LD As Double, LM As Double, LY As Double) As Double

     A = HMSDH(LCH, LCM, LCS)
     B = A - DS - ZC
     C = LD + (B / 24)
     D = CDJD(C, LM, LY)
     LctGYear = JDCYear(D)
 
End Function

Function UTLct(UH As Double, UM As Double, US As Double, DS As Double, ZC As Double, GD As Double, GM As Double, GY As Double) As Double

    A = HMSDH(UH, UM, US)
    B = A + ZC
    C = B + DS
    D = CDJD(GD, GM, GY) + (C / 24)
    E = JDCDay(D)
    E1 = Fix(E)
    UTLct = 24 * (E - E1)
    
End Function

Function UTLcDay(UH As Double, UM As Double, US As Double, DS As Double, ZC As Double, GD As Double, GM As Double, GY As Double) As Double

    A = HMSDH(UH, UM, US)
    B = A + ZC
    C = B + DS
    D = CDJD(GD, GM, GY) + (C / 24)
    E = JDCDay(D)
    E1 = Fix(E)
    UTLcDay = E1
    
End Function

Function UTLcMonth(UH As Double, UM As Double, US As Double, DS As Double, ZC As Double, GD As Double, GM As Double, GY As Double) As Double

    A = HMSDH(UH, UM, US)
    B = A + ZC
    C = B + DS
    D = CDJD(GD, GM, GY) + (C / 24)
    UTLcMonth = JDCMonth(D)
    
End Function

Function UTLcYear(UH As Double, UM As Double, US As Double, DS As Double, ZC As Double, GD As Double, GM As Double, GY As Double) As Double

    A = HMSDH(UH, UM, US)
    B = A + ZC
    C = B + DS
    D = CDJD(GD, GM, GY) + (C / 24)
    UTLcYear = JDCYear(D)
    
End Function

Function UTGST(UH As Double, UM As Double, US As Double, GD As Double, GM As Double, GY As Double) As Double

    A = CDJD(GD, GM, GY)
    B = A - 2451545
    C = B / 36525
    D = 6.697374558 + (2400.051336 * C) + (0.000025862 * C * C)
    E = D - (24 * Int(D / 24))
    F = HMSDH(UH, UM, US)
    G = F * 1.002737909
    H = E + G
    UTGST = H - (24 * Int(H / 24))
    
End Function

Function GSTUT(GSH As Double, GSM As Double, GSS As Double, GD As Double, GM As Double, GY As Double) As Double

    A = CDJD(GD, GM, GY)
    B = A - 2451545
    C = B / 36525
    D = 6.697374558 + (2400.051336 * C) + (0.000025862 * C * C)
    E = D - (24 * Int(D / 24))
    F = HMSDH(GSH, GSM, GSS)
    G = F - E
    H = G - (24 * Int(G / 24))
    GSTUT = H * 0.9972695663
    
End Function

Function eGSTUT(GSH As Double, GSM As Double, GSS As Double, GD As Double, GM As Double, GY As Double) As String

    A = CDJD(GD, GM, GY)
    B = A - 2451545
    C = B / 36525
    D = 6.697374558 + (2400.051336 * C) + (0.000025862 * C * C)
    E = D - (24 * Int(D / 24))
    F = HMSDH(GSH, GSM, GSS)
    G = F - E
    H = G - (24 * Int(G / 24))
    If ((H * 0.9972695663) &lt; (4 / 60)) Then
        eGSTUT = "Warning"
    Else
        eGSTUT = "OK"
    End If
    
End Function

Function GSTLST(GH As Double, GM As Double, GS As Double, L As Double) As Double

    A = HMSDH(GH, GM, GS)
    B = L / 15#
    C = A + B
    GSTLST = C - (24# * Int(C / 24))
    
End Function

Function LSTGST(LH As Double, LM As Double, LS As Double, L As Double) As Double

    A = HMSDH(LH, LM, LS)
    B = L / 15#
    C = A - B
    LSTGST = C - (24# * Int(C / 24))
    
End Function

Function DMSDD(D As Double, M As Double, S As Double) As Double

    A = Abs(S) / 60
    B = (Abs(M) + A) / 60
    C = Abs(D) + B
    
    If ((D &lt; 0) Or (M &lt; 0) Or (S &lt; 0)) Then
        DMSDD = -C
    Else
        DMSDD = C
    End If
    
End Function

Function DDDeg(DD As Double) As Double

    A = Abs(DD)
    B = A * 3600
    C = Round(B - 60 * Fix(B / 60), 2)
    
    If (C = 60) Then
        D = 0
        E = B + 60
    Else
        D = C
        E = B
    End If
    
    If (DD &lt; 0) Then
        DDDeg = -Fix(E / 3600)
    Else
        DDDeg = Fix(E / 3600)
    End If
    
End Function

Function DDMin(DD As Double) As Double

    A = Abs(DD)
    B = A * 3600
    C = Round(B - 60 * Fix(B / 60), 2)
    
    If (C = 60) Then
        D = 0
        E = B + 60
    Else
        D = C
        E = B
    End If
    
    DDMin = Fix(E / 60) Mod 60
 
End Function

Function DDSec(DD As Double) As Double

    A = Abs(DD)
    B = A * 3600
    C = Round(B - 60 * Fix(B / 60), 2)
    If (C = 60) Then
        D = 0
    Else
        D = C
    End If
    
    DDSec = D

End Function

Function DDDH(DD As Double) As Double

    DDDH = DD / 15#

End Function

Function DHDD(DH As Double) As Double

    DHDD = DH * 15#
    
End Function

Function RAHA(RH As Double, RM As Double, RS As Double, LCH As Double, LCM As Double, LCS As Double, DS As Double, ZC As Double, LD As Double, LM As Double, LY As Double, L As Double) As Double

    A = LctUT(LCH, LCM, LCS, DS, ZC, LD, LM, LY)
    B = LctGDay(LCH, LCM, LCS, DS, ZC, LD, LM, LY)
    C = LctGMonth(LCH, LCM, LCS, DS, ZC, LD, LM, LY)
    D = LctGYear(LCH, LCM, LCS, DS, ZC, LD, LM, LY)
    E = UTGST(A, 0, 0, B, C, D)
    F = GSTLST(E, 0, 0, L)
    G = HMSDH(RH, RM, RS)
    H = F - G
    If (H &lt; 0) Then
        RAHA = 24 + H
    Else
        RAHA = H
    End If
    
End Function

Function HARA(HH As Double, HM As Double, HS As Double, LCH As Double, LCM As Double, LCS As Double, DS As Double, ZC As Double, LD As Double, LM As Double, LY As Double, L As Double) As Double

    A = LctUT(LCH, LCM, LCS, DS, ZC, LD, LM, LY)
    B = LctGDay(LCH, LCM, LCS, DS, ZC, LD, LM, LY)
    C = LctGMonth(LCH, LCM, LCS, DS, ZC, LD, LM, LY)
    D = LctGYear(LCH, LCM, LCS, DS, ZC, LD, LM, LY)
    E = UTGST(A, 0, 0, B, C, D)
    F = GSTLST(E, 0, 0, L)
    G = HMSDH(HH, HM, HS)
    H = F - G
    If (H &lt; 0) Then
        HARA = 24 + H
    Else
        HARA = H
    End If
    
End Function

Function Radians(W As Double) As Double
    
    Radians = W * 0.01745329252
    
End Function

Function Degrees(W As Double) As Double

    Degrees = W * 57.29577951
    
End Function

Function Atan2(X As Double, Y As Double) As Double

    B = 3.1415926535
    If (Abs(X) &lt; 1E-20) Then
        If (Y &lt; 0) Then
            A = -B / 2#
        Else
            A = B / 2#
        End If
    Else
        A = Atn(Y / X)
    End If
    
    If (X &lt; 0) Then A = B + A
    If (A &lt; 0) Then A = A + 2 * B
    Atan2 = A
    
End Function

Function Asin(W As Double) As Double

    Asin = Atn(W / Sqr(1 - W * W) + 1E-20)
    
End Function

Function Acos(W As Double) As Double

    Acos = 1.570796327 - Asin(W)
        
End Function

Function EQAz(HH As Double, HM As Double, HS As Double, DD As Double, DM As Double, DS As Double, P As Double) As Double

    A = HMSDH(HH, HM, HS)
    B = A * 15
    C = Radians(B)
    D = DMSDD(DD, DM, DS)
    E = Radians(D)
    F = Radians(P)
    G = Sin(E) * Sin(F) + Cos(E) * Cos(F) * Cos(C)
    H = -Cos(E) * Cos(F) * Sin(C)
    I = Sin(E) - (Sin(F) * G)
    J = Degrees(Atan2(I, H))
    EQAz = J - 360# * Int(J / 360#)
        
End Function

Function EQAlt(HH As Double, HM As Double, HS As Double, DD As Double, DM As Double, DS As Double, P As Double) As Double

    A = HMSDH(HH, HM, HS)
    B = A * 15
    C = Radians(B)
    D = DMSDD(DD, DM, DS)
    E = Radians(D)
    F = Radians(P)
    G = Sin(E) * Sin(F) + Cos(E) * Cos(F) * Cos(C)
    EQAlt = Degrees(Asin(G))
        
End Function

Function HORDec(AZD As Double, AZM As Double, AZS As Double, ALD As Double, ALM As Double, ALS As Double, P As Double) As Double

    A = DMSDD(AZD, AZM, AZS)
    B = DMSDD(ALD, ALM, ALS)
    C = Radians(A)
    D = Radians(B)
    E = Radians(P)
    F = Sin(D) * Sin(E) + Cos(D) * Cos(E) * Cos(C)
    HORDec = Degrees(Asin(F))
        
End Function

Function HORHa(AZD As Double, AZM As Double, AZS As Double, ALD As Double, ALM As Double, ALS As Double, P As Double) As Double

    A = DMSDD(AZD, AZM, AZS)
    B = DMSDD(ALD, ALM, ALS)
    C = Radians(A)
    D = Radians(B)
    E = Radians(P)
    F = Sin(D) * Sin(E) + Cos(D) * Cos(E) * Cos(C)
    G = -Cos(D) * Cos(E) * Sin(C)
    H = Sin(D) - Sin(E) * F
    I = DDDH(Degrees(Atan2(H, G)))
    HORHa = I - 24# * Int(I / 24#)
    
End Function

Function Obliq(GD As Double, GM As Double, GY As Double) As Double

    A = CDJD(GD, GM, GY)
    B = A - 2415020#
    C = (B / 36525#) - 1#
    D = C * (46.815 + C * (0.0006 - (C * 0.00181)))
    E = D / 3600#
    Obliq = 23.43929167 - E + NutatObl(GD, GM, GY)

End Function

Function ECDec(ELD As Double, ELM As Double, ELS As Double, BD As Double, BM As Double, BS As Double, GD As Double, GM As Double, GY As Double) As Double

    A = Radians(DMSDD(ELD, ELM, ELS))
    B = Radians(DMSDD(BD, BM, BS))
    C = Radians(Obliq(GD, GM, GY))
    D = Sin(B) * Cos(C) + Cos(B) * Sin(C) * Sin(A)
    ECDec = Degrees(Asin(D))
        
End Function
Function ECRA(ELD As Double, ELM As Double, ELS As Double, BD As Double, BM As Double, BS As Double, GD As Double, GM As Double, GY As Double) As Double

    A = Radians(DMSDD(ELD, ELM, ELS))
    B = Radians(DMSDD(BD, BM, BS))
    C = Radians(Obliq(GD, GM, GY))
    D = Sin(A) * Cos(C) - Tan(B) * Sin(C)
    E = Cos(A)
    F = Degrees(Atan2(E, D))
    ECRA = F - 360# * Int(F / 360#)
    
End Function

Function EQElat(RAH As Double, RAM As Double, RAS As Double, DD As Double, DM As Double, DS As Double, GD As Double, GM As Double, GY As Double) As Double

    A = Radians(DHDD(HMSDH(RAH, RAM, RAS)))
    B = Radians(DMSDD(DD, DM, DS))
    C = Radians(Obliq(GD, GM, GY))
    D = Sin(B) * Cos(C) - Cos(B) * Sin(C) * Sin(A)
    EQElat = Degrees(Asin(D))
        
End Function

Function EQElong(RAH As Double, RAM As Double, RAS As Double, DD As Double, DM As Double, DS As Double, GD As Double, GM As Double, GY As Double) As Double

    A = Radians(DHDD(HMSDH(RAH, RAM, RAS)))
    B = Radians(DMSDD(DD, DM, DS))
    C = Radians(Obliq(GD, GM, GY))
    D = Sin(A) * Cos(C) + Tan(B) * Sin(C)
    E = Cos(A)
    F = Degrees(Atan2(E, D))
    EQElong = F - 360# * Int(F / 360#)
    
End Function

Function EQGlong(RAH As Double, RAM As Double, RAS As Double, DD As Double, DM As Double, DS As Double) As Double

    A = Radians(DHDD(HMSDH(RAH, RAM, RAS)))
    B = Radians(DMSDD(DD, DM, DS))
    C = Cos(Radians(27.4))
    D = Sin(Radians(27.4))
    E = Radians(192.25)
    F = Cos(B) * C * Cos(A - E) + Sin(B) * D
    G = Sin(B) - F * D
    H = Cos(B) * Sin(A - E) * C
    I = Degrees(Atan2(H, G)) + 33
    EQGlong = I - 360 * Int(I / 360)
    
End Function

Function EQGlat(RAH As Double, RAM As Double, RAS As Double, DD As Double, DM As Double, DS As Double) As Double

    A = Radians(DHDD(HMSDH(RAH, RAM, RAS)))
    B = Radians(DMSDD(DD, DM, DS))
    C = Cos(Radians(27.4))
    D = Sin(Radians(27.4))
    E = Radians(192.25)
    F = Cos(B) * C * Cos(A - E) + Sin(B) * D
    EQGlat = Degrees(Asin(F))
    
End Function

Function Precess2RA(RAH As Double, RAM As Double, RAS As Double, DD As Double, DM As Double, DS As Double, DA As Double, MA As Double, YA As Double, DB As Double, MB As Double, YB As Double) As Double
Dim MT(3, 3) As Double, CV(3) As Double, HL(3) As Double, MV(3, 3) As Double
Dim II, J As Integer

        DY = DA: MN = MA: YR = YA: GoSub L2750
        MT(1, 1) = C1 * C3 * C2 - S1 * S2: MT(1, 2) = -S1 * C3 * C2 - C1 * S2
        MT(1, 3) = -S3 * C2: MT(2, 1) = C1 * C3 * S2 + S1 * C2
        MT(2, 2) = -S1 * C3 * S2 + C1 * C2: MT(2, 3) = -S3 * S2
        MT(3, 1) = C1 * S3: MT(3, 2) = -S1 * S3: MT(3, 3) = C3

        DY = DB: MN = MB: YR = YB: GoSub L2750
        MV(1, 1) = C1 * C3 * C2 - S1 * S2: MV(2, 1) = -S1 * C3 * C2 - C1 * S2
        MV(3, 1) = -S3 * C2: MV(1, 2) = C1 * C3 * S2 + S1 * C2
        MV(2, 2) = -S1 * C3 * S2 + C1 * C2: MV(3, 2) = -S3 * S2
        MV(1, 3) = C1 * S3: MV(2, 3) = -S1 * S3: MV(3, 3) = C3
        TP = 2# * Pi

        X = Radians(DHDD(HMSDH(RAH, RAM, RAS))): Y = Radians(DMSDD(DD, DM, DS))
        CN = Cos(Y): CV(1) = Cos(X) * CN
        CV(2) = Sin(X) * CN: CV(3) = Sin(Y)

        For J = 1 To 3: SM = 0#
        For II = 1 To 3: SM = SM + MT(II, J%) * CV(II): Next II
        HL(J%) = SM: Next J%
        For II = 1 To 3: CV(II) = HL(II): Next II

        For J% = 1 To 3: SM = 0#
        For II = 1 To 3: SM = SM + MV(II, J%) * CV(II): Next II
        HL(J%) = SM: Next J%
        For II = 1 To 3: CV(II) = HL(II): Next II

        P = Atan2(CV(1), CV(2))
		Precess2RA = DDDH(Degrees(P))
		Exit Function

L2750:  DJ = CDJD(DY, MN, YR) - 2415020#: T = (DJ - 36525#) / 36525#
        XA = (((0.000005 * T) + 0.0000839) * T + 0.6406161) * T
        ZA = (((0.0000051 * T) + 0.0003041) * T + 0.6406161) * T
        TA = (((-0.0000116 * T) - 0.0001185) * T + 0.556753) * T
        XA = Radians(XA): ZA = Radians(ZA): TA = Radians(TA)
        C1 = Cos(XA): C2 = Cos(ZA): C3 = Cos(TA)
        S1 = Sin(XA): S2 = Sin(ZA): S3 = Sin(TA)
        Return

End Function

Function Precess2Dec(RAH As Double, RAM As Double, RAS As Double, DD As Double, DM As Double, DS As Double, DA As Double, MA As Double, YA As Double, DB As Double, MB As Double, YB As Double) As Double
Dim MT(3, 3) As Double, CV(3) As Double, HL(3) As Double, MV(3, 3) As Double
Dim II, J As Integer

        DY = DA: MN = MA: YR = YA: GoSub L2750
        MT(1, 1) = C1 * C3 * C2 - S1 * S2: MT(1, 2) = -S1 * C3 * C2 - C1 * S2
        MT(1, 3) = -S3 * C2: MT(2, 1) = C1 * C3 * S2 + S1 * C2
        MT(2, 2) = -S1 * C3 * S2 + C1 * C2: MT(2, 3) = -S3 * S2
        MT(3, 1) = C1 * S3: MT(3, 2) = -S1 * S3: MT(3, 3) = C3

        DY = DB: MN = MB: YR = YB: GoSub L2750
        MV(1, 1) = C1 * C3 * C2 - S1 * S2: MV(2, 1) = -S1 * C3 * C2 - C1 * S2
        MV(3, 1) = -S3 * C2: MV(1, 2) = C1 * C3 * S2 + S1 * C2
        MV(2, 2) = -S1 * C3 * S2 + C1 * C2: MV(3, 2) = -S3 * S2
        MV(1, 3) = C1 * S3: MV(2, 3) = -S1 * S3: MV(3, 3) = C3
       TP = 2# * Pi

        X = Radians(DHDD(HMSDH(RAH, RAM, RAS))): Y = Radians(DMSDD(DD, DM, DS))
        CN = Cos(Y): CV(1) = Cos(X) * CN
        CV(2) = Sin(X) * CN: CV(3) = Sin(Y)

        For J = 1 To 3: SM = 0#
        For II = 1 To 3: SM = SM + MT(II, J%) * CV(II): Next II
        HL(J%) = SM: Next J%
        For II = 1 To 3: CV(II) = HL(II): Next II

        For J% = 1 To 3: SM = 0#
        For II = 1 To 3: SM = SM + MV(II, J%) * CV(II): Next II
        HL(J%) = SM: Next J%
        For II = 1 To 3: CV(II) = HL(II): Next II

        Q = Asin(CV(3))
        Precess2Dec = Degrees(Q)
		Exit Function

L2750:  DJ = CDJD(DY, MN, YR) - 2415020#: T = (DJ - 36525#) / 36525#
        XA = (((0.000005 * T) + 0.0000839) * T + 0.6406161) * T
        ZA = (((0.0000051 * T) + 0.0003041) * T + 0.6406161) * T
        TA = (((-0.0000116 * T) - 0.0001185) * T + 0.556753) * T
        XA = Radians(XA): ZA = Radians(ZA): TA = Radians(TA)
        C1 = Cos(XA): C2 = Cos(ZA): C3 = Cos(TA)
        S1 = Sin(XA): S2 = Sin(ZA): S3 = Sin(TA)
        Return

End Function

Function Angle(XX1 As Double, XM1 As Double, XS1 As Double, DD1 As Double, DM1 As Double, DS1 As Double, XX2 As Double, XM2 As Double, XS2 As Double, DD2 As Double, DM2 As Double, DS2 As Double, S As String) As Double
    
    If ((S = "H") Or (S = "h")) Then
        A = DHDD(HMSDH(XX1, XM1, XS1))
    Else
        A = DMSDD(XX1, XM1, XD1)
    End If
    B = Radians(A)
    C = DMSDD(DD1, DM1, DS1)
    D = Radians(C)
    
    If ((S = "H") Or (S = "h")) Then
        E = DHDD(HMSDH(XX2, XM2, XS2))
    Else
        E = DMSDD(XX2, XM2, XD2)
    End If
    F = Radians(E)
    G = DMSDD(DD2, DM2, DS2)
    H = Radians(G)
    I = Acos(Sin(D) * Sin(H) + Cos(D) * Cos(H) * Cos(B - F))
    Angle = Degrees(I)

End Function

Function RSLSTR(RAH As Double, RAM As Double, RAS As Double, DD As Double, DM As Double, DS As Double, VD As Double, G As Double) As Double

    A = HMSDH(RAH, RAM, RAS)
    B = Radians(DHDD(A))
    C = Radians(DMSDD(DD, DM, DS))
    D = Radians(VD)
    E = Radians(G)
    F = -(Sin(D) + Sin(E) * Sin(C)) / (Cos(E) * Cos(C))
    
    If (Abs(F) &lt; 1#) Then
        H = Acos(F)
    Else
        H = 0
    End If
        
    I = DDDH(Degrees(B - H))
    RSLSTR = I - 24 * Int(I / 24#)

End Function

Function eRS(RAH As Double, RAM As Double, RAS As Double, DD As Double, DM As Double, DS As Double, VD As Double, G As Double) As String

    A = HMSDH(RAH, RAM, RAS)
    B = Radians(DHDD(A))
    C = Radians(DMSDD(DD, DM, DS))
    D = Radians(VD)
    E = Radians(G)
    F = -(Sin(D) + Sin(E) * Sin(C)) / (Cos(E) * Cos(C))
    
    eRS = "OK"
    If (F &gt;= 1#) Then
        eRS = "** never rises"
    End If
    If (F &lt;= -1#) Then
        eRS = "** circumpolar"
    End If

End Function

Function RSLSTS(RAH As Double, RAM As Double, RAS As Double, DD As Double, DM As Double, DS As Double, VD As Double, G As Double) As Double

    A = HMSDH(RAH, RAM, RAS)
    B = Radians(DHDD(A))
    C = Radians(DMSDD(DD, DM, DS))
    D = Radians(VD)
    E = Radians(G)
    F = -(Sin(D) + Sin(E) * Sin(C)) / (Cos(E) * Cos(C))
    
    If (Abs(F) &lt; 1#) Then
        H = Acos(F)
    Else
        H = 0
    End If
        
    I = DDDH(Degrees(B + H))
    RSLSTS = I - 24 * Int(I / 24#)

End Function

Function RSAZR(RAH As Double, RAM As Double, RAS As Double, DD As Double, DM As Double, DS As Double, VD As Double, G As Double) As Double

    A = HMSDH(RAH, RAM, RAS)
    B = Radians(DHDD(A))
    C = Radians(DMSDD(DD, DM, DS))
    D = Radians(VD)
    E = Radians(G)
    F = (Sin(C) + Sin(D) * Sin(E)) / (Cos(D) * Cos(E))
    
    If (eRS(RAH, RAM, RAS, DD, DM, DS, VD, G) = "OK") Then
        H = Acos(F)
    Else
        H = 0
    End If
        
    I = Degrees(H)
    RSAZR = I - 360# * Int(I / 360#)

End Function

Function RSAZS(RAH As Double, RAM As Double, RAS As Double, DD As Double, DM As Double, DS As Double, VD As Double, G As Double) As Double

    A = HMSDH(RAH, RAM, RAS)
    B = Radians(DHDD(A))
    C = Radians(DMSDD(DD, DM, DS))
    D = Radians(VD)
    E = Radians(G)
    F = (Sin(C) + Sin(D) * Sin(E)) / (Cos(D) * Cos(E))
    
    If (eRS(RAH, RAM, RAS, DD, DM, DS, VD, G) = "OK") Then
        H = Acos(F)
    Else
        H = 0
    End If
        
    I = 360# - Degrees(H)
    RSAZS = I - 360# * Int(I / 360#)

End Function

Function NutatLong(GD As Double, GM As Double, GY As Double) As Double

        DJ = CDJD(GD, GM, GY) - 2415020#: T = DJ / 36525#: T2 = T * T
        A = 100.0021358 * T: B = 360# * (A - Int(A))
        L1 = 279.6967 + 0.000303 * T2 + B: l2 = 2# * Radians(L1)
        A = 1336.855231 * T: B = 360# * (A - Int(A))
        D1 = 270.4342 - 0.001133 * T2 + B: D2 = 2# * Radians(D1)
        A = 99.99736056 * T: B = 360# * (A - Int(A))
        M1 = 358.4758 - 0.00015 * T2 + B: M1 = Radians(M1)
        A = 1325.552359 * T: B = 360# * (A - Int(A))
        M2 = 296.1046 + 0.009192 * T2 + B: M2 = Radians(M2)
        A = 5.372616667 * T: B = 360# * (A - Int(A))
        N1 = 259.1833 + 0.002078 * T2 - B: N1 = Radians(N1)
        N2 = 2 * N1

        DP = (-17.2327 - 0.01737 * T) * Sin(N1)
        DP = DP + (-1.2729 - 0.00013 * T) * Sin(l2) + 0.2088 * Sin(N2)
        DP = DP - 0.2037 * Sin(D2) + (0.1261 - 0.00031 * T) * Sin(M1)
        DP = DP + 0.0675 * Sin(M2) - (0.0497 - 0.00012 * T) * Sin(l2 + M1)
        DP = DP - 0.0342 * Sin(D2 - N1) - 0.0261 * Sin(D2 + M2)
        DP = DP + 0.0214 * Sin(l2 - M1) - 0.0149 * Sin(l2 - D2 + M2)
        DP = DP + 0.0124 * Sin(l2 - N1) + 0.0114 * Sin(D2 - M2)

        NutatLong = DP / 3600#
        
End Function

Function NutatObl(GD As Double, GM As Double, GY As Double) As Double

        DJ = CDJD(GD, GM, GY) - 2415020#: T = DJ / 36525#: T2 = T * T
        A = 100.0021358 * T: B = 360# * (A - Int(A))
        L1 = 279.6967 + 0.000303 * T2 + B: l2 = 2# * Radians(L1)
        A = 1336.855231 * T: B = 360# * (A - Int(A))
        D1 = 270.4342 - 0.001133 * T2 + B: D2 = 2# * Radians(D1)
        A = 99.99736056 * T: B = 360# * (A - Int(A))
        M1 = 358.4758 - 0.00015 * T2 + B: M1 = Radians(M1)
        A = 1325.552359 * T: B = 360# * (A - Int(A))
        M2 = 296.1046 + 0.009192 * T2 + B: M2 = Radians(M2)
        A = 5.372616667 * T: B = 360# * (A - Int(A))
        N1 = 259.1833 + 0.002078 * T2 - B: N1 = Radians(N1)
        N2 = 2 * N1

        DDO = (9.21 + 0.00091 * T) * Cos(N1)
        DDO = DDO + (0.5522 - 0.00029 * T) * Cos(l2) - 0.0904 * Cos(N2)
        DDO = DDO + 0.0884 * Cos(D2) + 0.0216 * Cos(l2 + M1)
        DDO = DDO + 0.0183 * Cos(D2 - N1) + 0.0113 * Cos(D2 + M2)
        DDO = DDO - 0.0093 * Cos(l2 - M1) - 0.0066 * Cos(l2 - N1)

        NutatObl = DDO / 3600#
        
End Function

Function Refract(Y2 As Double, SW As String, PR As Double, TR As Double) As Double

        Y = Radians(Y2)
        If ((Left$(SW, 1) = "T") Or (Left$(SW, 1) = "t")) Then
            D = -1#
        Else
            D = 1#
        End If
        
        If (D = -1#) Then
            Y3 = Y: Y1 = Y: R1 = 0
L3020:      Y = Y1 + R1
			Q = Y
			GoSub L3035

			If (Y &lt; -0.087) Then
				Refract = 0
				Exit Function
        	End If
		
			R2 = RF

            If ((R2 = 0) Or (Abs(R2 - R1) &lt; 0.000001)) Then
                Q = Y3
				Refract = Degrees(Q + RF)
				Exit Function
            End If

            R1 = R2
            GoTo L3020
		End If

        GoSub L3035

		If (Y &lt; -0.087) Then
				Refract = 0
				Exit Function
        End If

        Q = Y
		Refract = Degrees(Q + RF)
		Exit Function
			
L3035:  If (Y &lt; 0.2617994) Then
            GoTo L3050:
        Else
            RF = -D * 0.00007888888 * PR / ((273 + TR) * Tan(Y))
            Return
        End If
        
L3050:  If (Y &lt; -0.087) Then
			Return
        End If

        YD = Degrees(Y)
        A = ((0.00002 * YD + 0.0196) * YD + 0.1594) * PR
        B = (273 + TR) * ((0.0845 * YD + 0.505) * YD + 1#)
        RF = Radians(-(A / B) * D)
        Return

End Function

Function ParallaxHA(HH As Double, HM As Double, HS As Double, DD As Double, DM As Double, DS As Double, SW As String, GP As Double, HT As Double, HP As Double) As Double

        A = Radians(GP): C1 = Cos(A): S1 = Sin(A)
        U = Atn(0.996647 * S1 / C1)
        C2 = Cos(U): S2 = Sin(U): B = HT / 6378160#
        RS = (0.996647 * S2) + (B * S1)
        RC = C2 + (B * C1): TP = 6.283185308

        RP = 1 / Sin(Radians(HP))
        
        X = Radians(DHDD(HMSDH(HH, HM, HS))): X1 = X
        Y = Radians(DMSDD(DD, DM, DS)): Y1 = Y
        
        If ((Left$(SW, 1) = "T") Or (Left$(SW, 1) = "t")) Then
            D = 1#
        Else
            D = -1#
        End If
        
        If (D = 1) Then
            GoSub L2870
            GoTo L2895
        End If
        
        P1 = 0: Q1 = 0
L2845:  GoSub L2870
 		P2 = P - X: Q2 = Q - Y
        AA = Abs(P2 - P1): BB = Abs(Q2 - Q1)
        
        If ((AA &lt; 0.000001) And (BB &lt; 0.000001)) Then
            P = X1 - P2: Q = Y1 - Q2: X = X1: Y = Y1
            GoTo L2895
        End If
        
        X = X1 - P2: Y = Y1 - Q2: P1 = P2: Q1 = Q2: GoTo L2845

L2870:  CX = Cos(X): SY = Sin(Y): CY = Cos(Y)
        AA = (RC * Sin(X)) / ((RP * CY) - (RC * CX))
        DX = Atn(AA): P = X + DX: CP = Cos(P)
        P = P - TP * Int(P / TP)
        Q = Atn(CP * (RP * SY - RS) / (RP * CY * CX - RC))
        Return

L2895:  ParallaxHA = DDDH(Degrees(P))

End Function

Function ParallaxDec(HH As Double, HM As Double, HS As Double, DD As Double, DM As Double, DS As Double, SW As String, GP As Double, HT As Double, HP As Double) As Double

        A = Radians(GP): C1 = Cos(A): S1 = Sin(A)
        U = Atn(0.996647 * S1 / C1)
        C2 = Cos(U): S2 = Sin(U): B = HT / 6378160#
        RS = (0.996647 * S2) + (B * S1)
        RC = C2 + (B * C1): TP = 6.283185308

        RP = 1 / Sin(Radians(HP))
        
        X = Radians(DHDD(HMSDH(HH, HM, HS))): X1 = X
        Y = Radians(DMSDD(DD, DM, DS)): Y1 = Y
        
        If ((Left$(SW, 1) = "T") Or (Left$(SW, 1) = "t")) Then
            D = 1#
        Else
            D = -1#
        End If
        
        If (D = 1) Then
            GoSub L2870
            GoTo L2895
        End If
        
        P1 = 0: Q1 = 0
L2845:  GoSub L2870
 		P2 = P - X: Q2 = Q - Y
        AA = Abs(P2 - P1): BB = Abs(Q2 - Q1)
        
        If ((AA &lt; 0.000001) And (BB &lt; 0.000001)) Then
            P = X1 - P2: Q = Y1 - Q2: X = X1: Y = Y1
            GoTo L2895
        End If
        
        X = X1 - P2: Y = Y1 - Q2: P1 = P2: Q1 = Q2: GoTo L2845

L2870:  CX = Cos(X): SY = Sin(Y): CY = Cos(Y)
        AA = (RC * Sin(X)) / ((RP * CY) - (RC * CX))
        DX = Atn(AA): P = X + DX: CP = Cos(P)
        P = P - TP * Int(P / TP)
        Q = Atn(CP * (RP * SY - RS) / (RP * CY * CX - RC))
        Return

L2895:  ParallaxDec = Degrees(Q)

End Function

Function TrueAnomaly(AM As Double, EC As Double) As Double

        TP = 6.283185308: M = AM - TP * Int(AM / TP): AE = M
L3305:  D = AE - (EC * Sin(AE)) - M
        
        If (Abs(D) &lt; 0.000001) Then
            GoTo L3320
        End If
        
        D = D / (1# - (EC * Cos(AE))): AE = AE - D: GoTo L3305

L3320:  A = Sqr((1# + EC) / (1# - EC)) * Tan(AE / 2#)
        AT = 2# * Atn(A)
        TrueAnomaly = AT
        
End Function

Function EccentricAnomaly(AM As Double, EC As Double) As Double

        TP = 6.283185308: M = AM - TP * Int(AM / TP): AE = M
L3305:  D = AE - (EC * Sin(AE)) - M
        
        If (Abs(D) &lt; 0.000001) Then
            GoTo L3320
        End If
        
        D = D / (1# - (EC * Cos(AE))): AE = AE - D: GoTo L3305

L3320:  EccentricAnomaly = AE
        
End Function

Function SunLong(LCH As Double, LCM As Double, LCS As Double, DS As Double, ZC As Double, LD As Double, LM As Double, LY As Double) As Double

        AA = LctGDay(LCH, LCM, LCS, DS, ZC, LD, LM, LY)
        BB = LctGMonth(LCH, LCM, LCS, DS, ZC, LD, LM, LY)
        CC = LctGYear(LCH, LCM, LCS, DS, ZC, LD, LM, LY)
        UT = LctUT(LCH, LCM, LCS, DS, ZC, LD, LM, LY)
        DJ = CDJD(AA, BB, CC) - 2415020#
        T = (DJ / 36525#) + (UT / 876600#): T2 = T * T
        A = 100.0021359 * T: B = 360# * (A - Int(A))
        L = 279.69668 + 0.0003025 * T2 + B
        A = 99.99736042 * T: B = 360# * (A - Int(A))
        M1 = 358.47583 - (0.00015 + 0.0000033 * T) * T2 + B
        EC = 0.01675104 - 0.0000418 * T - 0.000000126 * T2

        AM = Radians(M1)
        AT = TrueAnomaly(AM, EC): AE = EccentricAnomaly(AM, EC)

        A = 62.55209472 * T: B = 360# * (A - Int(A))
        A1 = Radians(153.23 + B)
        A = 125.1041894 * T: B = 360# * (A - Int(A))
        B1 = Radians(216.57 + B)
        A = 91.56766028 * T: B = 360# * (A - Int(A))
        C1 = Radians(312.69 + B)
        A = 1236.853095 * T: B = 360# * (A - Int(A))
        D1 = Radians(350.74 - 0.00144 * T2 + B)
        E1 = Radians(231.19 + 20.2 * T)
        A = 183.1353208 * T: B = 360# * (A - Int(A))
        H1 = Radians(353.4 + B)

        D2 = 0.00134 * Cos(A1) + 0.00154 * Cos(B1) + 0.002 * Cos(C1)
        D2 = D2 + 0.00179 * Sin(D1) + 0.00178 * Sin(E1)
        D3 = 0.00000543 * Sin(A1) + 0.00001575 * Sin(B1)
        D3 = D3 + 0.00001627 * Sin(C1) + 0.00003076 * Cos(D1)
        D3 = D3 + 0.00000927 * Sin(H1)

        SR = AT + Radians(L - M1 + D2): TP = 6.283185308
        SR = SR - TP * Int(SR / TP)
        SunLong = Degrees(SR)
        
End Function

Function SunDist(LCH As Double, LCM As Double, LCS As Double, DS As Double, ZC As Double, LD As Double, LM As Double, LY As Double) As Double

        AA = LctGDay(LCH, LCM, LCS, DS, ZC, LD, LM, LY)
        BB = LctGMonth(LCH, LCM, LCS, DS, ZC, LD, LM, LY)
        CC = LctGYear(LCH, LCM, LCS, DS, ZC, LD, LM, LY)
        UT = LctUT(LCH, LCM, LCS, DS, ZC, LD, LM, LY)
        DJ = CDJD(AA, BB, CC) - 2415020#
        T = (DJ / 36525#) + (UT / 876600#): T2 = T * T
        A = 100.0021359 * T: B = 360# * (A - Int(A))
        L = 279.69668 + 0.0003025 * T2 + B
        A = 99.99736042 * T: B = 360# * (A - Int(A))
        M1 = 358.47583 - (0.00015 + 0.0000033 * T) * T2 + B
        EC = 0.01675104 - 0.0000418 * T - 0.000000126 * T2

        AM = Radians(M1)
        AT = TrueAnomaly(AM, EC): AE = EccentricAnomaly(AM, EC)

        A = 62.55209472 * T: B = 360# * (A - Int(A))
        A1 = Radians(153.23 + B)
        A = 125.1041894 * T: B = 360# * (A - Int(A))
        B1 = Radians(216.57 + B)
        A = 91.56766028 * T: B = 360# * (A - Int(A))
        C1 = Radians(312.69 + B)
        A = 1236.853095 * T: B = 360# * (A - Int(A))
        D1 = Radians(350.74 - 0.00144 * T2 + B)
        E1 = Radians(231.19 + 20.2 * T)
        A = 183.1353208 * T: B = 360# * (A - Int(A))
        H1 = Radians(353.4 + B)

        D2 = 0.00134 * Cos(A1) + 0.00154 * Cos(B1) + 0.002 * Cos(C1)
        D2 = D2 + 0.00179 * Sin(D1) + 0.00178 * Sin(E1)
        D3 = 0.00000543 * Sin(A1) + 0.00001575 * Sin(B1)
        D3 = D3 + 0.00001627 * Sin(C1) + 0.00003076 * Cos(D1)
        D3 = D3 + 0.00000927 * Sin(H1)

        RR = 1.0000002 * (1# - EC * Cos(AE)) + D3
        SunDist = RR
        
End Function

Function SunDia(LCH As Double, LCM As Double, LCS As Double, DS As Double, ZC As Double, LD As Double, LM As Double, LY As Double) As Double

    A = SunDist(LCH, LCM, LCS, DS, ZC, LD, LM, LY)
    SunDia = 0.533128 / A
    
End Function

Function SunTrueAnomaly(LCH As Double, LCM As Double, LCS As Double, DS As Double, ZC As Double, LD As Double, LM As Double, LY As Double) As Double

        AA = LctGDay(LCH, LCM, LCS, DS, ZC, LD, LM, LY)
        BB = LctGMonth(LCH, LCM, LCS, DS, ZC, LD, LM, LY)
        CC = LctGYear(LCH, LCM, LCS, DS, ZC, LD, LM, LY)
        UT = LctUT(LCH, LCM, LCS, DS, ZC, LD, LM, LY)
        DJ = CDJD(AA, BB, CC) - 2415020#
        T = (DJ / 36525#) + (UT / 876600#): T2 = T * T
        A = 100.0021359 * T: B = 360# * (A - Int(A))
        L = 279.69668 + 0.0003025 * T2 + B
        A = 99.99736042 * T: B = 360# * (A - Int(A))
        M1 = 358.47583 - (0.00015 + 0.0000033 * T) * T2 + B
        EC = 0.01675104 - 0.0000418 * T - 0.000000126 * T2

        AM = Radians(M1)
        SunTrueAnomaly = Degrees(TrueAnomaly(AM, EC))
        
End Function

Function SunMeanAnomaly(LCH As Double, LCM As Double, LCS As Double, DS As Double, ZC As Double, LD As Double, LM As Double, LY As Double) As Double

        AA = LctGDay(LCH, LCM, LCS, DS, ZC, LD, LM, LY)
        BB = LctGMonth(LCH, LCM, LCS, DS, ZC, LD, LM, LY)
        CC = LctGYear(LCH, LCM, LCS, DS, ZC, LD, LM, LY)
        UT = LctUT(LCH, LCM, LCS, DS, ZC, LD, LM, LY)
        DJ = CDJD(AA, BB, CC) - 2415020#
        T = (DJ / 36525#) + (UT / 876600#): T2 = T * T
        A = 100.0021359 * T: B = 360# * (A - Int(A))
        M1 = 358.47583 - (0.00015 + 0.0000033 * T) * T2 + B
        AM = Unwind(Radians(M1))
        SunMeanAnomaly = AM
        
End Function

Function SunEcc(GD As Double, GM As Double, GY As Double) As Double

    T = (CDJD(GD, GM, GY) - 2415020#) / 36525#
    T2 = T * T
    SunEcc = 0.01675104 - 0.0000418 * T - 0.000000126 * T2
    
End Function

Function SunElong(GD As Double, GM As Double, GY As Double) As Double

    T = (CDJD(GD, GM, GY) - 2415020#) / 36525#
    T2 = T * T
    X = 279.6966778 + 36000.76892 * T + 0.0003025 * T2
    SunElong = X - 360# * Int(X / 360#)
    
End Function

Function SunPeri(GD As Double, GM As Double, GY As Double) As Double

    T = (CDJD(GD, GM, GY) - 2415020#) / 36525#
    T2 = T * T
    X = 281.2208444 + 1.719175 * T + 0.000452778 * T2
    SunPeri = X - 360# * Int(X / 360#)
    
End Function

Function Ablong(UH As Double, UM As Double, US As Double, GD As Double, GM As Double, GY As Double, LD As Double, LM As Double, LS As Double, BD As Double, BM As Double, BS As Double) As Double

    A = DMSDD(LD, LM, LS)
    B = DMSDD(BD, BM, BS)
    C = SunLong(UH, UM, US, 0, 0, GD, GM, GY)
    D = Radians(C - A)
    E = Radians(B)
    F = -20.5 * Cos(D) / Cos(E)
    Ablong = A + (F / 3600#)
    
End Function

Function Ablat(UH As Double, UM As Double, US As Double, GD As Double, GM As Double, GY As Double, LD As Double, LM As Double, LS As Double, BD As Double, BM As Double, BS As Double) As Double

    A = DMSDD(LD, LM, LS)
    B = DMSDD(BD, BM, BS)
    C = SunLong(UH, UM, US, 0, 0, GD, GM, GY)
    D = Radians(C - A)
    E = Radians(B)
    F = -20.5 * Sin(D) * Sin(E)
    Ablat = B + (F / 3600#)
    
End Function

Function SunriseLCT(LD As Double, LM As Double, LY As Double, DS As Double, ZC As Double, GL As Double, GP As Double) As Double
Dim S As String

        DI = 0.8333333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 = LSTGST(LA, 0, 0, GL): UT = GSTUT(X, 0, 0, GD, GM, GY)
        XX = UTLct(UT, 0, 0, DS, ZC, GD, GM, GY)
        GoTo L3740
        
L3710:  A = SR + NutatLong(GD, GM, GY) - 0.005694
        X = ECRA(A, 0, 0, 0, 0, 0, GD, GM, GY)
        Y = ECDec(A, 0, 0, 0, 0, 0, GD, GM, GY)
        LA = RSLSTR(DDDH(X), 0, 0, Y, 0, 0, DI, GP)
        S = eRS(DDDH(X), 0, 0, Y, 0, 0, DI, GP)
        Return

L3740:  SunriseLCT = XX
                
End Function

Function eSunRS(LD As Double, LM As Double, LY As Double, DS As Double, ZC As Double, GL As Double, GP As Double) As String
Dim S As String

        S = ""
        DI = 0.8333333
        GD = LctGDay(12, 0, 0, DS, ZC, LD, LM, LY)
        GM = LctGMonth(12, 0, 0, DS, ZC, LD, LM, LY)
        GY = LctGYear(12, 0, 0, DS, ZC, LD, LM, LY)
        SR = SunLong(12, 0, 0, DS, ZC, LD, LM, LY)
        GoSub L3710
        
        If (S &lt;&gt; "OK") Then
            GoTo L3740
        End If

        X = LSTGST(LA, 0, 0, GL): UT = GSTUT(X, 0, 0, GD, GM, GY)
        SR = SunLong(UT, 0, 0, 0, 0, GD, GM, GY)
        GoSub L3710
        GoTo L3740

        X = LSTGST(LA, 0, 0, GL): UT = GSTUT(X, 0, 0, GD, GM, GY)
        
        If (eGSTUT(X, 0, 0, GD, GM, GS) &lt;&gt; "OK") Then
            S = S + " GST to UT conversion warning"
            GoTo L3740
        End If
        
        GoTo L3740
        
L3710:  A = SR + NutatLong(GD, GM, GY) - 0.005694
        X = ECRA(A, 0, 0, 0, 0, 0, GD, GM, GY)
        Y = ECDec(A, 0, 0, 0, 0, 0, GD, GM, GY)
        LA = RSLSTR(DDDH(X), 0, 0, Y, 0, 0, DI, GP)
        S = eRS(DDDH(X), 0, 0, Y, 0, 0, DI, GP)
        Return

L3740:  eSunRS = S
                
End Function

Function SunsetLCT(LD As Double, LM As Double, LY As Double, DS As Double, ZC As Double, GL As Double, GP As Double) As Double
Dim S As String

        DI = 0.8333333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 = LSTGST(LA, 0, 0, GL): UT = GSTUT(X, 0, 0, GD, GM, GY)
        XX = UTLct(UT, 0, 0, DS, ZC, GD, GM, GY)
        GoTo L3740
        
L3710:  A = SR + NutatLong(GD, GM, GY) - 0.005694
        X = ECRA(A, 0, 0, 0, 0, 0, GD, GM, GY)
        Y = ECDec(A, 0, 0, 0, 0, 0, GD, GM, GY)
        LA = RSLSTS(DDDH(X), 0, 0, Y, 0, 0, DI, GP)
        S = eRS(DDDH(X), 0, 0, Y, 0, 0, DI, GP)
        Return

L3740:  SunsetLCT = XX
                
End Function

Function SunsetAZ(LD As Double, LM As Double, LY As Double, DS As Double, ZC As Double, GL As Double, GP As Double) As Double
Dim S As String

        DI = 0.8333333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X = RSAZS(DDDH(X), 0, 0, Y, 0, 0, DI, GP)
        GoTo L3740
        
L3710:  A = SR + NutatLong(GD, GM, GY) - 0.005694
        X = ECRA(A, 0, 0, 0, 0, 0, GD, GM, GY)
        Y = ECDec(A, 0, 0, 0, 0, 0, GD, GM, GY)
        LA = RSLSTS(DDDH(X), 0, 0, Y, 0, 0, DI, GP)
        S = eRS(DDDH(X), 0, 0, Y, 0, 0, DI, GP)
        Return

L3740:  SunsetAZ = XX
                
End Function

Function SunriseAZ(LD As Double, LM As Double, LY As Double, DS As Double, ZC As Double, GL As Double, GP As Double) As Double
Dim S As String

        DI = 0.8333333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X = RSAZR(DDDH(X), 0, 0, Y, 0, 0, DI, GP)
        GoTo L3740
        
L3710:  A = SR + NutatLong(GD, GM, GY) - 0.005694
        X = ECRA(A, 0, 0, 0, 0, 0, GD, GM, GY)
        Y = ECDec(A, 0, 0, 0, 0, 0, GD, GM, GY)
        LA = RSLSTR(DDDH(X), 0, 0, Y, 0, 0, DI, GP)
        S = eRS(DDDH(X), 0, 0, Y, 0, 0, DI, GP)
        Return

L3740:  SunriseAZ = XX
                
End Function

Function TwilightAMLCT(LD As Double, LM As Double, LY As Double, DS As Double, ZC As Double, GL As Double, GP As Double, TT As String) As Double
Dim S As String

        DI = 18#
        If (TT = "C") Or (TT = "c") Then
            DI = 6#
        End If
        If (TT = "N") Or (TT = "n") Then
            DI = 12#
        End If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 = LSTGST(LA, 0, 0, GL): UT = GSTUT(X, 0, 0, GD, GM, GY)
        XX = UTLct(UT, 0, 0, DS, ZC, GD, GM, GY)
        GoTo L3740
        
L3710:  A = SR + NutatLong(GD, GM, GY) - 0.005694
        X = ECRA(A, 0, 0, 0, 0, 0, GD, GM, GY)
        Y = ECDec(A, 0, 0, 0, 0, 0, GD, GM, GY)
        LA = RSLSTR(DDDH(X), 0, 0, Y, 0, 0, DI, GP)
        S = eRS(DDDH(X), 0, 0, Y, 0, 0, DI, GP)
        Return

L3740:  TwilightAMLCT = XX
                
End Function

Function TwilightPMLCT(LD As Double, LM As Double, LY As Double, DS As Double, ZC As Double, GL As Double, GP As Double, TT As Double) As Double
Dim S As String

        DI = 18#
        If (TT = "C") Or (TT = "c") Then
            DI = 6#
        End If
        If (TT = "N") Or (TT = "n") Then
            DI = 12#
        End If
        
        GD = LctGDay(12, 0, 0, DS, ZC, LD, LM, LY)
        GM = LctGMonth(12, 0, 0, DS, ZC, LD, LM, LY)
        GY = LctGYear(12, 0, 0, DS, ZC, LD, LM, LY)
        SR = SunLong(12, 0, 0, DS, ZC, LD, LM, LY)
        GoSub L3710
        
        If (S &lt;&gt; "OK") Then
            XX = 0
            GoTo L3740
        End If

        X = LSTGST(LA, 0, 0, GL): UT = GSTUT(X, 0, 0, GD, GM, GY)
        
        If (eGSTUT(X, 0, 0, GD, GM, GS) &lt;&gt; "OK") Then
            XX = 0
            GoTo L3740
        End If
        
        SR = SunLong(UT, 0, 0, 0, 0, GD, GM, GY)
        GoSub L3710
        
        If (S &lt;&gt; "OK") Then
            XX = 0
            GoTo L3740
        End If

        X = LSTGST(LA, 0, 0, GL): UT = GSTUT(X, 0, 0, GD, GM, GY)
        XX = UTLct(UT, 0, 0, DS, ZC, GD, GM, GY)
        GoTo L3740
        
L3710:  A = SR + NutatLong(GD, GM, GY) - 0.005694
        X = ECRA(A, 0, 0, 0, 0, 0, GD, GM, GY)
        Y = ECDec(A, 0, 0, 0, 0, 0, GD, GM, GY)
        LA = RSLSTS(DDDH(X), 0, 0, Y, 0, 0, DI, GP)
        S = eRS(DDDH(X), 0, 0, Y, 0, 0, DI, GP)
        Return

L3740:  TwilightPMLCT = XX
                
End Function

Function eTwilight(LD As Double, LM As Double, LY As Double, DS As Double, ZC As Double, GL As Double, GP As Double, TT As Double) As String
Dim S As String

        S = ""
        DI = 18#
        If (TT = "C") Or (TT = "c") Then
            DI = 6#
        End If
        If (TT = "N") Or (TT = "n") Then
            DI = 12#
        End If
        
        GD = LctGDay(12, 0, 0, DS, ZC, LD, LM, LY)
        GM = LctGMonth(12, 0, 0, DS, ZC, LD, LM, LY)
        GY = LctGYear(12, 0, 0, DS, ZC, LD, LM, LY)
        SR = SunLong(12, 0, 0, DS, ZC, LD, LM, LY)
        GoSub L3710
        
        If (S &lt;&gt; "OK") Then
            GoTo L3740
        End If

        X = LSTGST(LA, 0, 0, GL): UT = GSTUT(X, 0, 0, GD, GM, GY)
        SR = SunLong(UT, 0, 0, 0, 0, GD, GM, GY)
        GoSub L3710
        GoTo L3740

        X = LSTGST(LA, 0, 0, GL): UT = GSTUT(X, 0, 0, GD, GM, GY)
        
        If (eGSTUT(X, 0, 0, GD, GM, GS) &lt;&gt; "OK") Then
            S = S + " GST to UT conversion warning"
            GoTo L3740
        End If
        
        GoTo L3740
        
L3710:  A = SR + NutatLong(GD, GM, GY) - 0.005694
        X = ECRA(A, 0, 0, 0, 0, 0, GD, GM, GY)
        Y = ECDec(A, 0, 0, 0, 0, 0, GD, GM, GY)
        LA = RSLSTR(DDDH(X), 0, 0, Y, 0, 0, DI, GP)
        S = eRS(DDDH(X), 0, 0, Y, 0, 0, DI, GP)
        
        If (Left$(S, 4) = "** c") Then
            S = "** lasts all night"
         Else
         If (Left$(S, 4) = "** n") Then
             S = "** Sun too far below horizon"
         End If
        End If
        
        Return

L3740:  eTwilight = S
                
End Function

Function EqOfTime(GD As Double, GM As Double, GY As Double) As Double

    A = SunLong(12, 0, 0, 0, 0, GD, GM, GY)
    B = DDDH(ECRA(A, 0, 0, 0, 0, 0, GD, GM, GY))
    C = GSTUT(B, 0, 0, GD, GM, GY)
    EqOfTime = C - 12#
    
End Function

Function HeliogLong(TH As Double, RH As Double, GD As Double, GM As Double, GY As Double) As Double

    A = CDJD(GD, GM, GY)
    B = (A - 2415020#) / 36525#
    C = DMSDD(74, 22, 0) + (84# * B / 60#)
    D = SunLong(0, 0, 0, 0, 0, GD, GM, GY)
    E = Sin(Radians(C - D)) * Cos(Radians(DMSDD(7, 15, 0)))
    F = -Cos(Radians(C - D))
    G = Degrees(Atan2(F, E))
    H = 360# - (360# * (A - 2398220#) / 25.38)
    I = H - 360# * Int(H / 360#)
    J = I + G
    K = J - 360# * Int(J / 360#)
    L = Asin(Sin(Radians(D - C)) * Sin(Radians(DMSDD(7, 15, 0))))
    M = Degrees(Atn(-Cos(Radians(D)) * Tan(Radians(Obliq(GD, GM, GY)))))
    N = Degrees(Atn(-Cos(Radians(C - D)) * Tan(Radians(DMSDD(7, 15, 0)))))
    O = M + N
    P = RH / 60#
    Q = Asin(2# * P / SunDia(0, 0, 0, 0, 0, GD, GM, GY)) - Radians(P)
    R = Degrees(Asin(Sin(L) * Cos(Q) + Cos(L) * Sin(Q) * Cos(Radians(O - TH))))
    S = Degrees(Asin(Sin(Q) * Sin(Radians(O - TH)) / Cos(Radians(R)))) + J
    T = S - 360# * Int(S / 360#)
    HeliogLong = T

End Function

Function HeliogLat(TH As Double, RH As Double, GD As Double, GM As Double, GY As Double) As Double

    A = CDJD(GD, GM, GY)
    B = (A - 2415020#) / 36525#
    C = DMSDD(74, 22, 0) + (84# * B / 60#)
    D = SunLong(0, 0, 0, 0, 0, GD, GM, GY)
    E = Sin(Radians(C - D)) * Cos(Radians(DMSDD(7, 15, 0)))
    F = -Cos(Radians(C - D))
    G = Degrees(Atan2(F, E))
    H = 360# - (360# * (A - 2398220#) / 25.38)
    I = H - 360# * Int(H / 360#)
    J = I + G
    K = J - 360# * Int(J / 360#)
    L = Asin(Sin(Radians(D - C)) * Sin(Radians(DMSDD(7, 15, 0))))
    M = Degrees(Atn(-Cos(Radians(D)) * Tan(Radians(Obliq(GD, GM, GY)))))
    N = Degrees(Atn(-Cos(Radians(C - D)) * Tan(Radians(DMSDD(7, 15, 0)))))
    O = M + N
    P = RH / 60#
    Q = Asin(2# * P / SunDia(0, 0, 0, 0, 0, GD, GM, GY)) - Radians(P)
    R = Degrees(Asin(Sin(L) * Cos(Q) + Cos(L) * Sin(Q) * Cos(Radians(O - TH))))
    HeliogLat = R

End Function

Function CRN(GD As Double, GM As Double, GY As Double) As Double

    A = CDJD(GD, GM, GY)
    CRN = 1690 + Round((A - 2444235.34) / 27.2753, 0)
    
End Function
Function Unwind(W As Double) As Double

    Unwind = W - 6.283185308 * Int(W / 6.283185308)
    
End Function
Function PlanetLong(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For K = 1 To 2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If (K = 1) Then
            L0 = PD
            V0 = RH
            S0 = PS
            P0 = PVV
        End If

        Next K

        L1 = Sin(LL): l2 = Cos(LL)
        
        If (IP &lt; 3) Then
            EP = Atn(-1# * RD * L1 / (RE - RD * l2)) + LG + Pi
        Else
            EP = Atn(RE * L1 / (RD - RE * l2)) + PD
        End If

        EP = Unwind(EP)
        BP = Atn(RD * SP * Sin(EP - PD) / (CI * RE * L1))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Long = Degrees(Unwind(EP))

End Function

Function PlanetLat(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For K = 1 To 2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If (K = 1) Then
            L0 = PD
            V0 = RH
            S0 = PS
            P0 = PVV
        End If

        Next K

        L1 = Sin(LL): l2 = Cos(LL)
        
        If (IP &lt; 3) Then
            EP = Atn(-1# * RD * L1 / (RE - RD * l2)) + LG + Pi
        Else
            EP = Atn(RE * L1 / (RD - RE * l2)) + PD
        End If

        EP = Unwind(EP)
        BP = Atn(RD * SP * Sin(EP - PD) / (CI * RE * L1))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Lat = Degrees(BP)

End Function

Function PlanetDist(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VO = RH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Dist = VO

End Function

Function PlanetHLat(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HLat = Degrees(PS)

End Function
Function PlanetHLong1(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HLong1 = Degrees(LP)

End Function

Function PlanetHLong2(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HLong2 = Degrees(PD)

End Function

Function PlanetRVect(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5190, 5190, 5190, 4980
        End If
        
        If (IP &gt; 4) Then
            On (IP - 4) GoTo 4980, 5505, 5505, 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RVect = PVV

End Function

Function SolveCubic(W As Double) As Double

        S = W / 3#
L7930:  S2 = S * S: D = (S2 + 3#) * S - W

        If (Abs(D) &lt; 0.000001) Then
            GoTo L7945
        End If
        
        S = ((2# * S * S2) + W) / (3# * (S2 + 1#)): GoTo L7930
L7945:  SolveCubic = S

End Function

Function PcometLong(LH As Double, LM As Double, LS As Double, DS As Double, ZC As Double, DY As Double, MN As Double, YR As Double, TD As Double, TM As Double, TY As Double, Q As Double, I As Double, P As Double, N As Double) As Double
Dim K As Integer

        GD = LctGDay(LH, LM, LS, DS, ZC, DY, MN, YR)
        GM = LctGMonth(LH, LM, LS, DS, ZC, DY, MN, YR)
        GY = LctGYear(LH, LM, LS, DS, ZC, DY, MN, YR)
        UT = LctUT(LH, LM, LS, DS, ZC, DY, MN, YR)
        TPE = (UT / 365.242191) + CDJD(GD, GM, GY) - CDJD(TD, TM, TY)
        LG = Radians(SunLong(LH, LM, LS, DS, ZC, DY, MN, YR) + 180#)
        RE = SunDist(LH, LM, LS, DS, ZC, DY, MN, YR)

        LI = 0
        For K = 1 To 2
        
        S = SolveCubic(0.0364911624 * TPE / (Q * Sqr(Q)))
        NU = 2# * Atn(S): R = Q * (1# + S * S): L = NU + Radians(P)
        S1 = Sin(L): C1 = Cos(L): I1 = Radians(I)
        S2 = S1 * Sin(I1): PS = Asin(S2): Y = S1 * Cos(I1)
        LC = Atan2(C1, Y) + Radians(N): C2 = Cos(PS)
        RD = R * C2: LL = LC - LG: C3 = Cos(LL): S3 = Sin(LL)
        RH = Sqr((RE * RE) + (R * R) - (2 * RE * RD * C3 * Cos(PS)))
        
        LI = RH * 0.005775518
        Next K

        If (RD &lt; RE) Then
            EP = Atn((-RD * S3) / (RE - (RD * C3))) + LG + 3.141592654
        Else
            EP = Atn((RE * S3) / (RD - (RE * C3))) + LC
        End If

        EP = Unwind(EP)
        TB = (RD * S2 * Sin(EP - LC)) / (C2 * RE * S3)
        BP = Atn(TB)
        PcometLong = Degrees(EP)
        
End Function

Function PcometLat(LH As Double, LM As Double, LS As Double, DS As Double, ZC As Double, DY As Double, MN As Double, YR As Double, TD As Double, TM As Double, TY As Double, Q As Double, I As Double, P As Double, N As Double) As Double
Dim K As Integer

        GD = LctGDay(LH, LM, LS, DS, ZC, DY, MN, YR)
        GM = LctGMonth(LH, LM, LS, DS, ZC, DY, MN, YR)
        GY = LctGYear(LH, LM, LS, DS, ZC, DY, MN, YR)
        UT = LctUT(LH, LM, LS, DS, ZC, DY, MN, YR)
        TPE = (UT / 365.242191) + CDJD(GD, GM, GY) - CDJD(TD, TM, TY)
        LG = Radians(SunLong(LH, LM, LS, DS, ZC, DY, MN, YR) + 180#)
        RE = SunDist(LH, LM, LS, DS, ZC, DY, MN, YR)

        LI = 0
        For K = 1 To 2
        
        S = SolveCubic(0.0364911624 * TPE / (Q * Sqr(Q)))
        NU = 2# * Atn(S): R = Q * (1# + S * S): L = NU + Radians(P)
        S1 = Sin(L): C1 = Cos(L): I1 = Radians(I)
        S2 = S1 * Sin(I1): PS = Asin(S2): Y = S1 * Cos(I1)
        LC = Atan2(C1, Y) + Radians(N): C2 = Cos(PS)
        RD = R * C2: LL = LC - LG: C3 = Cos(LL): S3 = Sin(LL)
        RH = Sqr((RE * RE) + (R * R) - (2 * RE * RD * C3 * Cos(PS)))
        
        LI = RH * 0.005775518
        Next K

        If (RD &lt; RE) Then
            EP = Atn((-RD * S3) / (RE - (RD * C3))) + LG + 3.141592654
        Else
            EP = Atn((RE * S3) / (RD - (RE * C3))) + LC
        End If

        EP = Unwind(EP)
        TB = (RD * S2 * Sin(EP - LC)) / (C2 * RE * S3)
        BP = Atn(TB)
        PcometLat = Degrees(BP)
        
End Function

Function PcometDist(LH As Double, LM As Double, LS As Double, DS As Double, ZC As Double, DY As Double, MN As Double, YR As Double, TD As Double, TM As Double, TY As Double, Q As Double, I As Double, P As Double, N As Double) As Double
Dim K As Integer

        GD = LctGDay(LH, LM, LS, DS, ZC, DY, MN, YR)
        GM = LctGMonth(LH, LM, LS, DS, ZC, DY, MN, YR)
        GY = LctGYear(LH, LM, LS, DS, ZC, DY, MN, YR)
        UT = LctUT(LH, LM, LS, DS, ZC, DY, MN, YR)
        TPE = (UT / 365.242191) + CDJD(GD, GM, GY) - CDJD(TD, TM, TY)
        LG = Radians(SunLong(LH, LM, LS, DS, ZC, DY, MN, YR) + 180#)
        RE = SunDist(LH, LM, LS, DS, ZC, DY, MN, YR)

        LI = 0
        K = 1
        
        S = SolveCubic(0.0364911624 * TPE / (Q * Sqr(Q)))
        NU = 2# * Atn(S): R = Q * (1# + S * S): L = NU + Radians(P)
        S1 = Sin(L): C1 = Cos(L): I1 = Radians(I)
        S2 = S1 * Sin(I1): PS = Asin(S2): Y = S1 * Cos(I1)
        LC = Atan2(C1, Y) + Radians(N): C2 = Cos(PS)
        RD = R * C2: LL = LC - LG: C3 = Cos(LL): S3 = Sin(LL)
        RH = Sqr((RE * RE) + (R * R) - (2 * RE * R * Cos(PS) * Cos(L + Radians(N) - LG)))
        
        LI = RH * 0.005775518
        
        If (RD &lt; RE) Then
            EP = Atn((-RD * S3) / (RE - (RD * C3))) + LG + 3.141592654
        Else
            EP = Atn((RE * S3) / (RD - (RE * C3))) + LC
        End If

        EP = Unwind(EP)
        TB = (RD * S2 * Sin(EP - LC)) / (C2 * RE * S3)
        BP = Atn(TB)
        PcometDist = RH
        
End Function

Function MoonLong(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A = Radians(51.2 + 20.2 * T): S1 = Sin(A): S2 = Sin(Radians(NA))
        B = 346.56 + (132.87 - 0.0091731 * T) * T
        S3 = 0.003964 * Sin(Radians(B))
        C = Radians(NA + 275.05 - 2.3 * T): S4 = Sin(C)
        ML = ML + 0.000233 * S1 + S3 + 0.001964 * S2
        MS = MS - 0.001778 * S1
        MD = MD + 0.000817 * S1 + S3 + 0.002541 * S2
        MF = MF + S3 - 0.024691 * S2 - 0.004328 * S4
        ME1 = ME1 + 0.002011 * S1 + S3 + 0.001964 * S2
        E = 1# - (0.002495 + 0.00000752 * T) * T: E2 = E * E
        ML = Radians(ML): MS = Radians(MS): NA = Radians(NA)
        ME1 = Radians(ME1): MF = Radians(MF): MD = Radians(MD)

        L = 6.28875 * Sin(MD) + 1.274018 * Sin(2 * ME1 - MD)
        L = L + 0.658309 * Sin(2 * ME1) + 0.213616 * Sin(2 * MD)
        L = L - E * 0.185596 * Sin(MS) - 0.114336 * Sin(2 * MF)
        L = L + 0.058793 * Sin(2 * (ME1 - MD))
        L = L + 0.057212 * E * Sin(2 * ME1 - MS - MD) + 0.05332 * Sin(2 * ME1 + MD)
        L = L + 0.045874 * E * Sin(2 * ME1 - MS) + 0.041024 * E * Sin(MD - MS)
        L = L - 0.034718 * Sin(ME1) - E * 0.030465 * Sin(MS + MD)
        L = L + 0.015326 * Sin(2 * (ME1 - MF)) - 0.012528 * Sin(2 * MF + MD)
        L = L - 0.01098 * Sin(2 * MF - MD) + 0.010674 * Sin(4 * ME1 - MD)
        L = L + 0.010034 * Sin(3 * MD) + 0.008548 * Sin(4 * ME1 - 2 * MD)
        L = L - E * 0.00791 * Sin(MS - MD + 2 * ME1) - E * 0.006783 * Sin(2 * ME1 + MS)
        L = L + 0.005162 * Sin(MD - ME1) + E * 0.005 * Sin(MS + ME1)
        L = L + 0.003862 * Sin(4 * ME1) + E * 0.004049 * Sin(MD - MS + 2 * ME1)
        L = L + 0.003996 * Sin(2 * (MD + ME1)) + 0.003665 * Sin(2 * ME1 - 3 * MD)
        L = L + E * 0.002695 * Sin(2 * MD - MS) + 0.002602 * Sin(MD - 2 * (MF + ME1))
        L = L + E * 0.002396 * Sin(2 * (ME1 - MD) - MS) - 0.002349 * Sin(MD + ME1)
        L = L + E2 * 0.002249 * Sin(2 * (ME1 - MS)) - E * 0.002125 * Sin(2 * MD + MS)
        L = L - E2 * 0.002079 * Sin(2 * MS) + E2 * 0.002059 * Sin(2 * (ME1 - MS) - MD)
        L = L - 0.001773 * Sin(MD + 2 * (ME1 - MF)) - 0.001595 * Sin(2 * (MF + ME1))
        L = L + E * 0.00122 * Sin(4 * ME1 - MS - MD) - 0.00111 * Sin(2 * (MD + MF))
        L = L + 0.000892 * Sin(MD - 3 * ME1) - E * 0.000811 * Sin(MS + MD + 2 * ME1)
        L = L + E * 0.000761 * Sin(4 * ME1 - MS - 2 * MD)
        L = L + E2 * 0.000704 * Sin(MD - 2 * (MS + ME1))
        L = L + E * 0.000693 * Sin(MS - 2 * (MD - ME1))
        L = L + E * 0.000598 * Sin(2 * (ME1 - MF) - MS)
        L = L + 0.00055 * Sin(MD + 4 * ME1) + 0.000538 * Sin(4 * MD)
        L = L + E * 0.000521 * Sin(4 * ME1 - MS) + 0.000486 * Sin(2 * MD - ME1)
        L = L + E2 * 0.000717 * Sin(MD - 2 * MS)
        MM = Unwind(ML + Radians(L))
        
        MoonLong = Degrees(MM)
        
End Function

Function MoonNodeLong(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MoonNodeLong = NA
        
End Function

Function MoonLat(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A = Radians(51.2 + 20.2 * T): S1 = Sin(A): S2 = Sin(Radians(NA))
        B = 346.56 + (132.87 - 0.0091731 * T) * T
        S3 = 0.003964 * Sin(Radians(B))
        C = Radians(NA + 275.05 - 2.3 * T): S4 = Sin(C)
        ML = ML + 0.000233 * S1 + S3 + 0.001964 * S2
        MS = MS - 0.001778 * S1
        MD = MD + 0.000817 * S1 + S3 + 0.002541 * S2
        MF = MF + S3 - 0.024691 * S2 - 0.004328 * S4
        ME1 = ME1 + 0.002011 * S1 + S3 + 0.001964 * S2
        E = 1# - (0.002495 + 0.00000752 * T) * T: E2 = E * E
        ML = Radians(ML): MS = Radians(MS): NA = Radians(NA)
        ME1 = Radians(ME1): MF = Radians(MF): MD = Radians(MD)

        G = 5.128189 * Sin(MF) + 0.280606 * Sin(MD + MF)
        G = G + 0.277693 * Sin(MD - MF) + 0.173238 * Sin(2 * ME1 - MF)
        G = G + 0.055413 * Sin(2 * ME1 + MF - MD) + 0.046272 * Sin(2 * ME1 - MF - MD)
        G = G + 0.032573 * Sin(2 * ME1 + MF) + 0.017198 * Sin(2 * MD + MF)
        G = G + 0.009267 * Sin(2 * ME1 + MD - MF) + 0.008823 * Sin(2 * MD - MF)
        G = G + E * 0.008247 * Sin(2 * ME1 - MS - MF) + 0.004323 * Sin(2 * (ME1 - MD) - MF)
        G = G + 0.0042 * Sin(2 * ME1 + MF + MD) + E * 0.003372 * Sin(MF - MS - 2 * ME1)
        G = G + E * 0.002472 * Sin(2 * ME1 + MF - MS - MD)
        G = G + E * 0.002222 * Sin(2 * ME1 + MF - MS)
        G = G + E * 0.002072 * Sin(2 * ME1 - MF - MS - MD)
        G = G + E * 0.001877 * Sin(MF - MS + MD) + 0.001828 * Sin(4 * ME1 - MF - MD)
        G = G - E * 0.001803 * Sin(MF + MS) - 0.00175 * Sin(3 * MF)
        G = G + E * 0.00157 * Sin(MD - MS - MF) - 0.001487 * Sin(MF + ME1)
        G = G - E * 0.001481 * Sin(MF + MS + MD) + E * 0.001417 * Sin(MF - MS - MD)
        G = G + E * 0.00135 * Sin(MF - MS) + 0.00133 * Sin(MF - ME1)
        G = G + 0.001106 * Sin(MF + 3 * MD) + 0.00102 * Sin(4 * ME1 - MF)
        G = G + 0.000833 * Sin(MF + 4 * ME1 - MD) + 0.000781 * Sin(MD - 3 * MF)
        G = G + 0.00067 * Sin(MF + 4 * ME1 - 2 * MD) + 0.000606 * Sin(2 * ME1 - 3 * MF)
        G = G + 0.000597 * Sin(2 * (ME1 + MD) - MF)
        G = G + E * 0.000492 * Sin(2 * ME1 + MD - MS - MF) + 0.00045 * Sin(2 * (MD - ME1) - MF)
        G = G + 0.000439 * Sin(3 * MD - MF) + 0.000423 * Sin(MF + 2 * (ME1 + MD))
        G = G + 0.000422 * Sin(2 * ME1 - MF - 3 * MD) - E * 0.000367 * Sin(MS + MF + 2 * ME1 - MD)
        G = G - E * 0.000353 * Sin(MS + MF + 2 * ME1) + 0.000331 * Sin(MF + 4 * ME1)
        G = G + E * 0.000317 * Sin(2 * ME1 + MF - MS + MD)
        G = G + E2 * 0.000306 * Sin(2 * (ME1 - MS) - MF) - 0.000283 * Sin(MD + 3 * MF)
        W1 = 0.0004664 * Cos(NA): W2 = 0.0000754 * Cos(C)
        BM = Radians(G) * (1# - W1 - W2)

        MoonLat = Degrees(BM)
        
End Function

Function MoonHP(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A = Radians(51.2 + 20.2 * T): S1 = Sin(A): S2 = Sin(Radians(NA))
        B = 346.56 + (132.87 - 0.0091731 * T) * T
        S3 = 0.003964 * Sin(Radians(B))
        C = Radians(NA + 275.05 - 2.3 * T): S4 = Sin(C)
        ML = ML + 0.000233 * S1 + S3 + 0.001964 * S2
        MS = MS - 0.001778 * S1
        MD = MD + 0.000817 * S1 + S3 + 0.002541 * S2
        MF = MF + S3 - 0.024691 * S2 - 0.004328 * S4
        ME1 = ME1 + 0.002011 * S1 + S3 + 0.001964 * S2
        E = 1# - (0.002495 + 0.00000752 * T) * T: E2 = E * E
        ML = Radians(ML): MS = Radians(MS): NA = Radians(NA)
        ME1 = Radians(ME1): MF = Radians(MF): MD = Radians(MD)

        PM = 0.950724 + 0.051818 * Cos(MD) + 0.009531 * Cos(2 * ME1 - MD)
        PM = PM + 0.007843 * Cos(2 * ME1) + 0.002824 * Cos(2 * MD)
        PM = PM + 0.000857 * Cos(2 * ME1 + MD) + E * 0.000533 * Cos(2 * ME1 - MS)
        PM = PM + E * 0.000401 * Cos(2 * ME1 - MD - MS)
        PM = PM + E * 0.00032 * Cos(MD - MS) - 0.000271 * Cos(ME1)
        PM = PM - E * 0.000264 * Cos(MS + MD) - 0.000198 * Cos(2 * MF - MD)
        PM = PM + 0.000173 * Cos(3 * MD) + 0.000167 * Cos(4 * ME1 - MD)
        PM = PM - E * 0.000111 * Cos(MS) + 0.000103 * Cos(4 * ME1 - 2 * MD)
        PM = PM - 0.000084 * Cos(2 * MD - 2 * ME1) - E * 0.000083 * Cos(2 * ME1 + MS)
        PM = PM + 0.000079 * Cos(2 * ME1 + 2 * MD) + 0.000072 * Cos(4 * ME1)
        PM = PM + E * 0.000064 * Cos(2 * ME1 - MS + MD) - E * 0.000063 * Cos(2 * ME1 + MS - MD)
        PM = PM + E * 0.000041 * Cos(MS + ME1) + E * 0.000035 * Cos(2 * MD - MS)
        PM = PM - 0.000033 * Cos(3 * MD - 2 * ME1) - 0.00003 * Cos(MD + ME1)
        PM = PM - 0.000029 * Cos(2 * (MF - ME1)) - E * 0.000029 * Cos(2 * MD + MS)
        PM = PM + E2 * 0.000026 * Cos(2 * (ME1 - MS)) - 0.000023 * Cos(2 * (MF - ME1) + MD)
        PM = PM + E * 0.000019 * Cos(4 * ME1 - MS - MD)
        
        MoonHP = PM
        
End Function

Function UnwindDeg(W As Double) As Double

        UnwindDeg = W - 360# * Int(W / 360#)

End Function

Function UnwindRad(W As Double) As Double

    UnwindRad = W - 6.283185308 * Int(W / 6.283185308)
    
End Function

Function MoonMeanAnomaly(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A = Radians(51.2 + 20.2 * T): S1 = Sin(A): S2 = Sin(Radians(NA))
        B = 346.56 + (132.87 - 0.0091731 * T) * T
        S3 = 0.003964 * Sin(Radians(B))
        C = Radians(NA + 275.05 - 2.3 * T): S4 = Sin(C)
        ML = ML + 0.000233 * S1 + S3 + 0.001964 * S2
        MS = MS - 0.001778 * S1
        MD = MD + 0.000817 * S1 + S3 + 0.002541 * S2
        
        MoonMeanAnomaly = Radians(MD)
        
End Function

Function MoonPhase(LH As Double, LM As Double, LS As Double, DS As Double, ZC As Double, DY As Double, MN As Double, YR As Double) As Double

        CD = Cos(Radians(MoonLong(LH, LM, LS, DS, ZC, DY, MN, YR) - SunLong(LH, LM, LS, DS, ZC, DY, MN, YR))) * Cos(Radians(MoonLat(LH, LM, LS, DS, ZC, DY, MN, YR)))
        D = Acos(CD)
        SD = Sin(D)
        I = 0.1468 * SD * (1# - 0.0549 * Sin(MoonMeanAnomaly(LH, LM, LS, DS, ZC, DY, MN, YR)))
        I = I / (1# - 0.0167 * Sin(SunMeanAnomaly(LH, LM, LS, DS, ZC, DY, MN, YR)))
        I = 3.141592654 - D - Radians(I)
        K = (1# + Cos(I)) / 2#
        MoonPhase = Round(K, 2)
        
End Function

Function MoonPABL(LH As Double, LM As Double, LS As Double, DS As Double, ZC As Double, DY As Double, MN As Double, YR As Double) As Double

        GD = LctGDay(LH, LM, LS, DS, ZC, DY, MN, YR)
        GM = LctGMonth(LH, LM, LS, DS, ZC, DY, MN, YR)
        GY = LctGYear(LH, LM, LS, DS, ZC, DY, MN, YR)
        LLS = SunLong(LH, LM, LS, DS, ZC, DY, MN, YR)
        LLM = MoonLong(LH, LM, LS, DS, ZC, DY, MN, YR)
        BM = MoonLat(LH, LM, LS, DS, ZC, DY, MN, YR)
        RAS = Radians(ECRA(LLS, 0, 0, 0, 0, 0, GD, GM, GY))
        RAM = Radians(ECRA(LLM, 0, 0, BM, 0, 0, GD, GM, GY))
        DDS = Radians(ECDec(LLS, 0, 0, 0, 0, 0, GD, GM, GY))
        DM = Radians(ECDec(LLM, 0, 0, BM, 0, 0, GD, GM, GY))
        Y = Cos(DDS) * Sin(RAS - RAM)
        X = Cos(DM) * Sin(DDS) - Sin(DM) * Cos(DDS) * Cos(RAS - RAM)
        CHI = Atan2(X, Y)
        
        MoonPABL = Round(Degrees(CHI), 2)
        
End Function

Function MoonDist(LH As Double, LM As Double, LS As Double, DS As Double, ZC As Double, DY As Double, MN As Double, YR As Double) As Double

        HP = Radians(MoonHP(LH, LM, LS, DS, ZC, DY, MN, YR))
        R = 6378.14 / Sin(HP)
        MoonDist = R
        
End Function

Function MoonSize(LH As Double, LM As Double, LS As Double, DS As Double, ZC As Double, DY As Double, MN As Double, YR As Double) As Double

        HP = Radians(MoonHP(LH, LM, LS, DS, ZC, DY, MN, YR))
        R = 6378.14 / Sin(HP)
        TH = 384401 * 0.5181 / R
        MoonSize = TH
        
End Function

Function IINT(W) As Double
        
        IINT = Sgn(W) * Int(Abs(W))
        
End Function
Function LINT(W) As Double
        
        LINT = IINT(W) + IINT(((1# * Sgn(W)) - 1#) / 2#)
        
End Function
Function FRACT(W) As Double

        FRACT = W - LINT(W)
        
End Function

Function FullMoon(DS As Double, ZC As Double, DY As Double, MN As Double, YR As Double) As Double

        D0 = LctGDay(12, 0, 0, DS, ZC, DY, MN, YR)
        M0 = LctGMonth(12, 0, 0, DS, ZC, DY, MN, YR)
        Y0 = LctGYear(12, 0, 0, DS, ZC, DY, MN, YR)
        
        If (Y0 &lt; 0) Then
            Y0 = Y0 + 1
        End If
        
        J0 = CDJD(0, 1, Y0) - 2415020#
        DJ = CDJD(D0, M0, Y0) - 2415020#
        K = LINT(((Y0 - 1900# + ((DJ - J0) / 365#)) * 12.3685) + 0.5)
        TN = K / 1236.85: TF = (K + 0.5) / 1236.85
        T = TN: GoSub L6855: NI = A: NF = B: NB = F
        T = TF: K = K + 0.5: GoSub L6855: FI = A: FF = B: FB = F
        GoTo L6940

L6855:  T2 = T * T: E = 29.53 * K: C = 166.56 + (132.87 - 0.009173 * T) * T
        C = Radians(C): B = 0.00058868 * K + (0.0001178 - 0.000000155 * T) * T2
        B = B + 0.00033 * Sin(C) + 0.75933: A = K / 12.36886
        A1 = 359.2242 + 360 * FRACT(A) - (0.0000333 + 0.00000347 * T) * T2
        A2 = 306.0253 + 360 * FRACT(K / 0.9330851)
        A2 = A2 + (0.0107306 + 0.00001236 * T) * T2: A = K / 0.9214926
        F = 21.2964 + 360# * FRACT(A) - (0.0016528 + 0.00000239 * T) * T2
        A1 = UnwindDeg(A1): A2 = UnwindDeg(A2): F = UnwindDeg(F)
        A1 = Radians(A1): A2 = Radians(A2): F = Radians(F)

        DD = (0.1734 - 0.000393 * T) * Sin(A1) + 0.0021 * Sin(2 * A1)
        DD = DD - 0.4068 * Sin(A2) + 0.0161 * Sin(2 * A2) - 0.0004 * Sin(3 * A2)
        DD = DD + 0.0104 * Sin(2 * F) - 0.0051 * Sin(A1 + A2)
        DD = DD - 0.0074 * Sin(A1 - A2) + 0.0004 * Sin(2 * F + A1)
        DD = DD - 0.0004 * Sin(2 * F - A1) - 0.0006 * Sin(2 * F + A2) + 0.001 * Sin(2 * F - A2)
        DD = DD + 0.0005 * Sin(A1 + 2 * A2): E1 = Int(E): B = B + DD + (E - E1)
        B1 = Int(B): A = E1 + B1: B = B - B1
        Return

L6940:  FullMoon = FI + 2415020# + FF

End Function

Function Fpart(W As Double) As Double

        Fpart = W - LINT(W)
        
End Function

Function LEOccurrence(DS As Double, ZC As Double, DY As Double, MN As Double, YR As Double) As String
Dim S As String

        D0 = LctGDay(12, 0, 0, DS, ZC, DY, MN, YR)
        M0 = LctGMonth(12, 0, 0, DS, ZC, DY, MN, YR)
        Y0 = LctGYear(12, 0, 0, DS, ZC, DY, MN, YR)
        
        If (Y0 &lt; 0) Then
            Y0 = Y0 + 1
        End If
        
        J0 = CDJD(0, 1, Y0)
        DJ = CDJD(D0, M0, Y0)
        K = ((Y0 - 1900# + ((DJ - J0) * 1# / 365#)) * 12.3685)
        K = LINT(K + 0.5)
        TN = K / 1236.85: TF = (K + 0.5) / 1236.85
        T = TN: GoSub L6855: NI = A: NF = B: NB = F
        T = TF: K = K + 0.5: GoSub L6855: FI = A: FF = B: FB = F
        GoTo L6940

L6855:  T2 = T * T: E = 29.53 * K: C = 166.56 + (132.87 - 0.009173 * T) * T
        C = Radians(C): B = 0.00058868 * K + (0.0001178 - 0.000000155 * T) * T2
        B = B + 0.00033 * Sin(C) + 0.75933: A = K / 12.36886
        A1 = 359.2242 + 360 * Fpart(A) - (0.0000333 + 0.00000347 * T) * T2
        A2 = 306.0253 + 360 * Fpart(K / 0.9330851)
        A2 = A2 + (0.0107306 + 0.00001236 * T) * T2: A = K / 0.9214926
        F = 21.2964 + 360# * Fpart(A) - (0.0016528 + 0.00000239 * T) * T2
        A1 = UnwindDeg(A1): A2 = UnwindDeg(A2): F = UnwindDeg(F)
        A1 = Radians(A1): A2 = Radians(A2): F = Radians(F)

        DD = (0.1734 - 0.000393 * T) * Sin(A1) + 0.0021 * Sin(2 * A1)
        DD = DD - 0.4068 * Sin(A2) + 0.0161 * Sin(2 * A2) - 0.0004 * Sin(3 * A2)
        DD = DD + 0.0104 * Sin(2 * F) - 0.0051 * Sin(A1 + A2)
        DD = DD - 0.0074 * Sin(A1 - A2) + 0.0004 * Sin(2 * F + A1)
        DD = DD - 0.0004 * Sin(2 * F - A1) - 0.0006 * Sin(2 * F + A2) + 0.001 * Sin(2 * F - A2)
        DD = DD + 0.0005 * Sin(A1 + 2 * A2): E1 = Int(E): B = B + DD + (E - E1)
        B1 = Int(B): A = E1 + B1: B = B - B1
        Return

L6940:  DF = Abs(FB - 3.141592654 * LINT(FB / 3.141592654))
        
        If (DF &gt; 0.37) Then
            DF = 3.141592654 - DF
        End If
        
        S = "Lunar eclipse certain"
        If (DF &gt;= 0.242600766) Then
            S = "Lunar eclipse possible"
            If (DF &gt; 0.37) Then
                S = "No lunar eclipse"
            End If
        End If
        
        LEOccurrence = S

End Function

Function SEOccurrence(DS As Double, ZC As Double, DY As Double, MN As Double, YR As Double) As String
Dim S As String

        D0 = LctGDay(12, 0, 0, DS, ZC, DY, MN, YR)
        M0 = LctGMonth(12, 0, 0, DS, ZC, DY, MN, YR)
        Y0 = LctGYear(12, 0, 0, DS, ZC, DY, MN, YR)
        
        If (Y0 &lt; 0) Then
            Y0 = Y0 + 1
        End If
        
        J0 = CDJD(0, 1, Y0)
        DJ = CDJD(D0, M0, Y0)
        K = ((Y0 - 1900# + ((DJ - J0) * 1# / 365#)) * 12.3685)
        K = LINT(K + 0.5)
        TN = K / 1236.85: TF = (K + 0.5) / 1236.85
        T = TN: GoSub L6855: NI = A: NF = B: NB = F
        T = TF: K = K + 0.5: GoSub L6855: FI = A: FF = B: FB = F
        GoTo L6940

L6855:  T2 = T * T: E = 29.53 * K: C = 166.56 + (132.87 - 0.009173 * T) * T
        C = Radians(C): B = 0.00058868 * K + (0.0001178 - 0.000000155 * T) * T2
        B = B + 0.00033 * Sin(C) + 0.75933: A = K / 12.36886
        A1 = 359.2242 + 360 * Fpart(A) - (0.0000333 + 0.00000347 * T) * T2
        A2 = 306.0253 + 360 * Fpart(K / 0.9330851)
        A2 = A2 + (0.0107306 + 0.00001236 * T) * T2: A = K / 0.9214926
        F = 21.2964 + 360# * Fpart(A) - (0.0016528 + 0.00000239 * T) * T2
        A1 = UnwindDeg(A1): A2 = UnwindDeg(A2): F = UnwindDeg(F)
        A1 = Radians(A1): A2 = Radians(A2): F = Radians(F)

        DD = (0.1734 - 0.000393 * T) * Sin(A1) + 0.0021 * Sin(2 * A1)
        DD = DD - 0.4068 * Sin(A2) + 0.0161 * Sin(2 * A2) - 0.0004 * Sin(3 * A2)
        DD = DD + 0.0104 * Sin(2 * F) - 0.0051 * Sin(A1 + A2)
        DD = DD - 0.0074 * Sin(A1 - A2) + 0.0004 * Sin(2 * F + A1)
        DD = DD - 0.0004 * Sin(2 * F - A1) - 0.0006 * Sin(2 * F + A2) + 0.001 * Sin(2 * F - A2)
        DD = DD + 0.0005 * Sin(A1 + 2 * A2): E1 = Int(E): B = B + DD + (E - E1)
        B1 = Int(B): A = E1 + B1: B = B - B1
        Return

L6940:  DF = Abs(NB - 3.141592654 * LINT(NB / 3.141592654))
        
        If (DF &gt; 0.37) Then
            DF = 3.141592654 - DF
        End If
        
        S = "Solar eclipse certain"
        If (DF &gt;= 0.242600766) Then
            S = "Solar eclipse possible"
            If (DF &gt; 0.37) Then
                S = "No solar eclipse"
            End If
        End If
        
        SEOccurrence = S

End Function

Function NewMoon(DS As Double, ZC As Double, DY As Double, MN As Double, YR As Double) As Double

        D0 = LctGDay(12, 0, 0, DS, ZC, DY, MN, YR)
        M0 = LctGMonth(12, 0, 0, DS, ZC, DY, MN, YR)
        Y0 = LctGYear(12, 0, 0, DS, ZC, DY, MN, YR)
        
        If (Y0 &lt; 0) Then
            Y0 = Y0 + 1
        End If
        
        J0 = CDJD(0, 1, Y0) - 2415020#
        DJ = CDJD(D0, M0, Y0) - 2415020#
        K = LINT(((Y0 - 1900# + ((DJ - J0) / 365#)) * 12.3685) + 0.5)
        TN = K / 1236.85: TF = (K + 0.5) / 1236.85
        T = TN: GoSub L6855: NI = A: NF = B: NB = F
        T = TF: K = K + 0.5: GoSub L6855: FI = A: FF = B: FB = F
        GoTo L6940

L6855:  T2 = T * T: E = 29.53 * K: C = 166.56 + (132.87 - 0.009173 * T) * T
        C = Radians(C): B = 0.00058868 * K + (0.0001178 - 0.000000155 * T) * T2
        B = B + 0.00033 * Sin(C) + 0.75933: A = K / 12.36886
        A1 = 359.2242 + 360 * FRACT(A) - (0.0000333 + 0.00000347 * T) * T2
        A2 = 306.0253 + 360 * FRACT(K / 0.9330851)
        A2 = A2 + (0.0107306 + 0.00001236 * T) * T2: A = K / 0.9214926
        F = 21.2964 + 360# * FRACT(A) - (0.0016528 + 0.00000239 * T) * T2
        A1 = UnwindDeg(A1): A2 = UnwindDeg(A2): F = UnwindDeg(F)
        A1 = Radians(A1): A2 = Radians(A2): F = Radians(F)

        DD = (0.1734 - 0.000393 * T) * Sin(A1) + 0.0021 * Sin(2 * A1)
        DD = DD - 0.4068 * Sin(A2) + 0.0161 * Sin(2 * A2) - 0.0004 * Sin(3 * A2)
        DD = DD + 0.0104 * Sin(2 * F) - 0.0051 * Sin(A1 + A2)
        DD = DD - 0.0074 * Sin(A1 - A2) + 0.0004 * Sin(2 * F + A1)
        DD = DD - 0.0004 * Sin(2 * F - A1) - 0.0006 * Sin(2 * F + A2) + 0.001 * Sin(2 * F - A2)
        DD = DD + 0.0005 * Sin(A1 + 2 * A2): E1 = Int(E): B = B + DD + (E - E1)
        B1 = Int(B): A = E1 + B1: B = B - B1
        Return

L6940:  NewMoon = NI + 2415020# + NF

End Function

Function UTDayAdjust(UT As Double, G1 As Double) As Double

        UTDayAdjust = UT
        
        If ((UT - G1) &lt; -6#) Then
            UTDayAdjust = UT + 24#
        End If
        
        If ((UT - G1) &gt; 6#) Then
            UTDayAdjust = UT - 24#
        End If

End Function

Function MoonRiseLCT(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If (eRS(P, 0, 0, Q, 0, 0, Degrees(DI), GLat) &lt;&gt; "OK") Then
            LCT = -99
            GoTo L6800
        End If
        
        Return

L6800:  MoonRiseLCT = LCT

End Function

Function eMoonRise(DY As Double, MN As Double, YR As Double, DS As Double, ZC As Double, GLong As Double, GLat As Double) As String
Dim K As Integer
Dim S1 As String, S2 As String, S3 As String, S4 As String

        S4 = "OK"
        GDY = LctGDay(12, 0, 0, DS, ZC, DY, MN, YR)
        GMN = LctGMonth(12, 0, 0, DS, ZC, DY, MN, YR)
        GYR = LctGYear(12, 0, 0, DS, ZC, DY, MN, YR)
        LCT = 12#: DY1 = DY: MN1 = MN: YR1 = YR
        GoSub L6700: LA = LU
        
        If (S1 &lt;&gt; "OK") Then
            S4 = S1
            GoTo L6800
        End If

        For K = 1 To 8

        X = LSTGST(LA, 0, 0, GLong)
        UT = GSTUT(X, 0, 0, GDY, GMN, GYR)
        S3 = eGSTUT(X, 0, 0, GDY, GMN, GYR)
        
        If (S3 &lt;&gt; "OK") Then
            S4 = "GST conversion: " + S3
        End If

        If (K = 1) Then
            G1 = UT
        Else
            G1 = GU
        End If
        
        GU = UT
        UT = GU: GoSub L6680: LA = LU: AA = AU

        If (S1 &lt;&gt; "OK") Then
            S4 = S1
            GoTo L6800
        End If

        Next K
        AU = AA

        X = LSTGST(LA, 0, 0, GLong)
        UT = GSTUT(X, 0, 0, GDY, GMN, GYR)
        S3 = eGSTUT(X, 0, 0, GDY, GMN, GYR)
        
        If (S3 &lt;&gt; "OK") Then
            S4 = "GST conversion: " + S3
        End If
        
        GoTo L6800
    
L6680:  If (S3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S1 = eRS(P, 0, 0, Q, 0, 0, Degrees(DI), GLat)
        Return

L6800:  eMoonRise = S4

End Function

Function MoonRiseLcDay(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DY1 = UTLcDay(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Return

L6800:  MoonRiseLcDay = DY1

End Function

Function MoonRiseLcMonth(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MN1 = UTLcMonth(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Return

L6800:  MoonRiseLcMonth = MN1

End Function

Function MoonRiseLcYear(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YR1 = UTLcYear(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Return

L6800:  MoonRiseLcYear = YR1

End Function

Function MoonRiseAz(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AU = RSAZR(P, 0, 0, Q, 0, 0, Degrees(DI), GLat)
        Return

L6800:  MoonRiseAz = AU

End Function

Function MoonSetLCT(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If (eRS(P, 0, 0, Q, 0, 0, Degrees(DI), GLat) &lt;&gt; "OK") Then
            LCT = -99
            GoTo L6800
        End If
        
        Return

L6800:  MoonSetLCT = LCT

End Function

Function eMoonSet(DY As Double, MN As Double, YR As Double, DS As Double, ZC As Double, GLong As Double, GLat As Double) As String
Dim K As Integer
Dim S1 As String, S2 As String, S3 As String, S4 As String

        S4 = "OK"
        GDY = LctGDay(12, 0, 0, DS, ZC, DY, MN, YR)
        GMN = LctGMonth(12, 0, 0, DS, ZC, DY, MN, YR)
        GYR = LctGYear(12, 0, 0, DS, ZC, DY, MN, YR)
        LCT = 12#: DY1 = DY: MN1 = MN: YR1 = YR
        GoSub L6700: LA = LU
        
        If (S1 &lt;&gt; "OK") Then
            S4 = S1
            GoTo L6800
        End If

        For K = 1 To 8

        X = LSTGST(LA, 0, 0, GLong)
        UT = GSTUT(X, 0, 0, GDY, GMN, GYR)
        S3 = eGSTUT(X, 0, 0, GDY, GMN, GYR)
        
        If (S3 &lt;&gt; "OK") Then
            S4 = "GST conversion: " + S3
        End If

        If (K = 1) Then
            G1 = UT
        Else
            G1 = GU
        End If
        
        GU = UT
        UT = GU: GoSub L6680: LA = LU: AA = AU

        If (S1 &lt;&gt; "OK") Then
            S4 = S1
            GoTo L6800
        End If

        Next K
        AU = AA

        X = LSTGST(LA, 0, 0, GLong)
        UT = GSTUT(X, 0, 0, GDY, GMN, GYR)
        S3 = eGSTUT(X, 0, 0, GDY, GMN, GYR)
        
        If (S3 &lt;&gt; "OK") Then
            S4 = "GST conversion: " + S3
        End If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S1 = eRS(P, 0, 0, Q, 0, 0, Degrees(DI), GLat)
        Return

L6800:  eMoonSet = S4

End Function

Function MoonSetLcDay(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DY1 = UTLcDay(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Return

L6800:  MoonSetLcDay = DY1

End Function

Function MoonSetLcMonth(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MN1 = UTLcMonth(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Return

L6800:  MoonSetLcMonth = MN1

End Function

Function MoonSetLcYear(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YR1 = UTLcYear(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Return

L6800:  MoonSetLcYear = YR1

End Function

Function MoonSetAz(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AU = RSAZS(P, 0, 0, Q, 0, 0, Degrees(DI), GLat)
        Return

L6800:  MoonSetAz = AU

End Function

Function UTMaxLunarEclipse(DY As Double, MN As Double, YR As Double, DS As Double, ZC As Double) As Double

        TP = 2# * Pi
        
        If (LEOccurrence(DS, ZC, DY, MN, YR) = "No lunar eclipse") Then
            Z1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1 = -99#
            GoTo L7500
        End If
        
L7500:  UTMaxLunarEclipse = Z1

End Function

Function UTMaxSolarEclipse(DY As Double, MN As Double, YR As Double, DS As Double, ZC As Double, GLong As Double, GLat As Double) As Double

        TP = 2# * Pi
        
        If (SEOccurrence(DS, ZC, DY, MN, YR) = "No solar eclipse") Then
            Z1 = -99#
            GoTo L7500
        End If
        
        DJ = NewMoon(DS, ZC, DY, MN, YR): DP = 0
        GDay = JDCDay(DJ)
        GMonth = JDCMonth(DJ)
        GYear = JDCYear(DJ)
        IGDay = Int(GDay)
        XI = GDay - IGDay
        UTNM = XI * 24#
        UT = UTNM - 1#
        LY = Radians(SunLong(UT, 0, 0, 0, 0, IGDay, GMonth, GYear))
        MY = Radians(MoonLong(UT, 0, 0, 0, 0, IGDay, GMonth, GYear))
        BY = Radians(MoonLat(UT, 0, 0, 0, 0, IGDay, GMonth, GYear))
        HY = Radians(MoonHP(UT, 0, 0, 0, 0, IGDay, GMonth, GYear))
        UT = UTNM + 1#
        SB = Radians(SunLong(UT, 0, 0, 0, 0, IGDay, GMonth, GYear)) - LY
        MZ = Radians(MoonLong(UT, 0, 0, 0, 0, IGDay, GMonth, GYear))
        BZ = Radians(MoonLat(UT, 0, 0, 0, 0, IGDay, GMonth, GYear))
        HZ = Radians(MoonHP(UT, 0, 0, 0, 0, IGDay, GMonth, GYear))
        
        If (SB &lt; 0) Then
            SB = SB + TP
        End If
        
        XH = UTNM: X = MY: Y = BY: TM = XH - 1#: HP = HY
        GoSub L7390: MY = P: BY = Q
        X = MZ: Y = BZ: TM = XH + 1#: HP = HZ
        GoSub L7390: MZ = P: BZ = Q
        
        X0 = XH + 1# - (2# * BZ / (BZ - BY)): DM = MZ - MY
        
        If (DM &lt; 0) Then
            DM = DM + TP
        End If
        
        LJ = (DM - SB) / 2#: Q = 0
        MR = MY + (DM * (X0 - XH + 1#) / 2#)
        UT = X0 - 0.13851852
        RR = SunDist(UT, 0, 0, 0, 0, IGDay, GMonth, GYear)
        SR = Radians(SunLong(UT, 0, 0, 0, 0, IGDay, GMonth, GYear))
        SR = SR + Radians(NutatLong(IGDay, GMonth, GYear) - 0.00569)
        X = SR: Y = 0: TM = UT
        HP = 0.00004263452 / RR: GoSub L7390: SR = 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N: DD = Z1 - X0: DD = DD * DD - ((Z2 - (R * R)) * DD / ZH)
        
        If (DD &lt; 0) Then
            Z1 = -99#
            GoTo L7500
        End If
           
        ZD = Sqr(DD): Z6 = Z1 - ZD
        Z7 = Z1 + ZD - LINT((Z1 + ZD) / 24#) * 24#
        
        If (Z6 &lt; 0) Then
            Z6 = Z6 + 24#
        End If
        
        MG = (RM + RN - PJ) / (2# * RN)
        GoTo L7500

L7390:  PAA = ECRA(Degrees(X), 0, 0, Degrees(Y), 0, 0, IGDay, GMonth, GYear)
        QAA = ECDec(Degrees(X), 0, 0, Degrees(Y), 0, 0, IGDay, GMonth, GYear)
        XAA = RAHA(DDDH(PAA), 0, 0, TM, 0, 0, 0, 0, IGDay, GMonth, GYear, GLong)
        PBB = ParallaxHA(XAA, 0, 0, QAA, 0, 0, "True", GLat, 0, Degrees(HP))
        QBB = ParallaxDec(XAA, 0, 0, QAA, 0, 0, "True", GLat, 0, Degrees(HP))
        XBB = HARA(PBB, 0, 0, TM, 0, 0, 0, 0, IGDay, GMonth, GYear, GLong)
        P = Radians(EQElong(XBB, 0, 0, QBB, 0, 0, IGDay, GMonth, GYear))
        Q = Radians(EQElat(XBB, 0, 0, QBB, 0, 0, IGDay, GMonth, GYear))
        Return

L7500:  UTMaxSolarEclipse = Z1

End Function

Function UTFirstContactLunarEclipse(DY As Double, MN As Double, YR As Double, DS As Double, ZC As Double) As Double

        TP = 2# * Pi
        
        If (LEOccurrence(DS, ZC, DY, MN, YR) = "No lunar eclipse") Then
            Z6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6 = -99#
            GoTo L7500
        End If
        
        ZD = Sqr(DD): Z6 = Z1 - ZD
        
        If (Z6 &lt; 0) Then
            Z6 = Z6 + 24#
        End If

L7500:  UTFirstContactLunarEclipse = Z6

End Function

Function UTFirstContactSolarEclipse(DY As Double, MN As Double, YR As Double, DS As Double, ZC As Double, GLong As Double, GLat As Double) As Double

        TP = 2# * Pi
        
        If (SEOccurrence(DS, ZC, DY, MN, YR) = "No solar eclipse") Then
            Z6 = -99#
            GoTo L7500
        End If
        
        DJ = NewMoon(DS, ZC, DY, MN, YR): DP = 0
        GDay = JDCDay(DJ)
        GMonth = JDCMonth(DJ)
        GYear = JDCYear(DJ)
        IGDay = Int(GDay)
        XI = GDay - IGDay
        UTNM = XI * 24#
        UT = UTNM - 1#
        LY = Radians(SunLong(UT, 0, 0, 0, 0, IGDay, GMonth, GYear))
        MY = Radians(MoonLong(UT, 0, 0, 0, 0, IGDay, GMonth, GYear))
        BY = Radians(MoonLat(UT, 0, 0, 0, 0, IGDay, GMonth, GYear))
        HY = Radians(MoonHP(UT, 0, 0, 0, 0, IGDay, GMonth, GYear))
        UT = UTNM + 1#
        SB = Radians(SunLong(UT, 0, 0, 0, 0, IGDay, GMonth, GYear)) - LY
        MZ = Radians(MoonLong(UT, 0, 0, 0, 0, IGDay, GMonth, GYear))
        BZ = Radians(MoonLat(UT, 0, 0, 0, 0, IGDay, GMonth, GYear))
        HZ = Radians(MoonHP(UT, 0, 0, 0, 0, IGDay, GMonth, GYear))
        
        If (SB &lt; 0) Then
            SB = SB + TP
        End If
        
        XH = UTNM: X = MY: Y = BY: TM = XH - 1#: HP = HY
        GoSub L7390: MY = P: BY = Q
        X = MZ: Y = BZ: TM = XH + 1#: HP = HZ
        GoSub L7390: MZ = P: BZ = Q
        
        X0 = XH + 1# - (2# * BZ / (BZ - BY)): DM = MZ - MY
        
        If (DM &lt; 0) Then
            DM = DM + TP
        End If
        
        LJ = (DM - SB) / 2#: Q = 0
        MR = MY + (DM * (X0 - XH + 1#) / 2#)
        UT = X0 - 0.13851852
        RR = SunDist(UT, 0, 0, 0, 0, IGDay, GMonth, GYear)
        SR = Radians(SunLong(UT, 0, 0, 0, 0, IGDay, GMonth, GYear))
        SR = SR + Radians(NutatLong(IGDay, GMonth, GYear) - 0.00569)
        X = SR: Y = 0: TM = UT
        HP = 0.00004263452 / RR: GoSub L7390: SR = 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N: DD = Z1 - X0: DD = DD * DD - ((Z2 - (R * R)) * DD / ZH)
        
        If (DD &lt; 0) Then
            Z6 = -99#
            GoTo L7500
        End If
           
        ZD = Sqr(DD): Z6 = Z1 - ZD
        Z7 = Z1 + ZD - LINT((Z1 + ZD) / 24#) * 24#
        
        If (Z6 &lt; 0) Then
            Z6 = Z6 + 24#
        End If
        
        MG = (RM + RN - PJ) / (2# * RN)
        GoTo L7500

L7390:  PAA = ECRA(Degrees(X), 0, 0, Degrees(Y), 0, 0, IGDay, GMonth, GYear)
        QAA = ECDec(Degrees(X), 0, 0, Degrees(Y), 0, 0, IGDay, GMonth, GYear)
        XAA = RAHA(DDDH(PAA), 0, 0, TM, 0, 0, 0, 0, IGDay, GMonth, GYear, GLong)
        PBB = ParallaxHA(XAA, 0, 0, QAA, 0, 0, "True", GLat, 0, Degrees(HP))
        QBB = ParallaxDec(XAA, 0, 0, QAA, 0, 0, "True", GLat, 0, Degrees(HP))
        XBB = HARA(PBB, 0, 0, TM, 0, 0, 0, 0, IGDay, GMonth, GYear, GLong)
        P = Radians(EQElong(XBB, 0, 0, QBB, 0, 0, IGDay, GMonth, GYear))
        Q = Radians(EQElat(XBB, 0, 0, QBB, 0, 0, IGDay, GMonth, GYear))
        Return

L7500:  UTFirstContactSolarEclipse = Z6

End Function

Function UTLastContactLunarEclipse(DY As Double, MN As Double, YR As Double, DS As Double, ZC As Double) As Double

        TP = 2# * Pi
        
        If (LEOccurrence(DS, ZC, DY, MN, YR) = "No lunar eclipse") Then
            Z7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7 = -99#
            GoTo L7500
        End If
        
        ZD = Sqr(DD): Z6 = Z1 - ZD
        Z7 = Z1 + ZD - LINT((Z1 + ZD) / 24#) * 24#
        
L7500:  UTLastContactLunarEclipse = Z7

End Function

Function UTLastContactSolarEclipse(DY As Double, MN As Double, YR As Double, DS As Double, ZC As Double, GLong As Double, GLat As Double) As Double

        TP = 2# * Pi
        
        If (SEOccurrence(DS, ZC, DY, MN, YR) = "No solar eclipse") Then
            Z7 = -99#
            GoTo L7500
        End If
        
        DJ = NewMoon(DS, ZC, DY, MN, YR): DP = 0
        GDay = JDCDay(DJ)
        GMonth = JDCMonth(DJ)
        GYear = JDCYear(DJ)
        IGDay = Int(GDay)
        XI = GDay - IGDay
        UTNM = XI * 24#
        UT = UTNM - 1#
        LY = Radians(SunLong(UT, 0, 0, 0, 0, IGDay, GMonth, GYear))
        MY = Radians(MoonLong(UT, 0, 0, 0, 0, IGDay, GMonth, GYear))
        BY = Radians(MoonLat(UT, 0, 0, 0, 0, IGDay, GMonth, GYear))
        HY = Radians(MoonHP(UT, 0, 0, 0, 0, IGDay, GMonth, GYear))
        UT = UTNM + 1#
        SB = Radians(SunLong(UT, 0, 0, 0, 0, IGDay, GMonth, GYear)) - LY
        MZ = Radians(MoonLong(UT, 0, 0, 0, 0, IGDay, GMonth, GYear))
        BZ = Radians(MoonLat(UT, 0, 0, 0, 0, IGDay, GMonth, GYear))
        HZ = Radians(MoonHP(UT, 0, 0, 0, 0, IGDay, GMonth, GYear))
        
        If (SB &lt; 0) Then
            SB = SB + TP
        End If
        
        XH = UTNM: X = MY: Y = BY: TM = XH - 1#: HP = HY
        GoSub L7390: MY = P: BY = Q
        X = MZ: Y = BZ: TM = XH + 1#: HP = HZ
        GoSub L7390: MZ = P: BZ = Q
        
        X0 = XH + 1# - (2# * BZ / (BZ - BY)): DM = MZ - MY
        
        If (DM &lt; 0) Then
            DM = DM + TP
        End If
        
        LJ = (DM - SB) / 2#: Q = 0
        MR = MY + (DM * (X0 - XH + 1#) / 2#)
        UT = X0 - 0.13851852
        RR = SunDist(UT, 0, 0, 0, 0, IGDay, GMonth, GYear)
        SR = Radians(SunLong(UT, 0, 0, 0, 0, IGDay, GMonth, GYear))
        SR = SR + Radians(NutatLong(IGDay, GMonth, GYear) - 0.00569)
        X = SR: Y = 0: TM = UT
        HP = 0.00004263452 / RR: GoSub L7390: SR = 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N: DD = Z1 - X0: DD = DD * DD - ((Z2 - (R * R)) * DD / ZH)
        
        If (DD &lt; 0) Then
            Z7 = -99#
            GoTo L7500
        End If
           
        ZD = Sqr(DD): Z6 = Z1 - ZD
        Z7 = Z1 + ZD - LINT((Z1 + ZD) / 24#) * 24#
        
        If (Z6 &lt; 0) Then
            Z6 = Z6 + 24#
        End If
        
        MG = (RM + RN - PJ) / (2# * RN)
        GoTo L7500

L7390:  PAA = ECRA(Degrees(X), 0, 0, Degrees(Y), 0, 0, IGDay, GMonth, GYear)
        QAA = ECDec(Degrees(X), 0, 0, Degrees(Y), 0, 0, IGDay, GMonth, GYear)
        XAA = RAHA(DDDH(PAA), 0, 0, TM, 0, 0, 0, 0, IGDay, GMonth, GYear, GLong)
        PBB = ParallaxHA(XAA, 0, 0, QAA, 0, 0, "True", GLat, 0, Degrees(HP))
        QBB = ParallaxDec(XAA, 0, 0, QAA, 0, 0, "True", GLat, 0, Degrees(HP))
        XBB = HARA(PBB, 0, 0, TM, 0, 0, 0, 0, IGDay, GMonth, GYear, GLong)
        P = Radians(EQElong(XBB, 0, 0, QBB, 0, 0, IGDay, GMonth, GYear))
        Q = Radians(EQElat(XBB, 0, 0, QBB, 0, 0, IGDay, GMonth, GYear))
        Return

L7500:  UTLastContactSolarEclipse = Z7

End Function

Function UTStartUmbralLunarEclipse(DY As Double, MN As Double, YR As Double, DS As Double, ZC As Double) As Double

        TP = 2# * Pi
        
        If (LEOccurrence(DS, ZC, DY, MN, YR) = "No lunar eclipse") Then
            Z8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8 = -99#
            GoTo L7500
        End If
        
        ZD = Sqr(DD): Z6 = Z1 - ZD
        Z7 = Z1 + ZD - LINT((Z1 + ZD) / 24#) * 24#
        
        If (Z6 &lt; 0) Then
            Z6 = Z6 + 24#
        End If
        
        R = RM + RU: DD = Z1 - X0: DD = DD * DD - ((Z2 - (R * R)) * DD / ZH)
        MG = (RM + RP - PJ) / (2# * RM)
        
        If (DD &lt; 0) Then
            Z8 = -99#
            GoTo L7500
        End If

        ZD = Sqr(DD): Z8 = Z1 - ZD
        Z9 = Z1 + ZD - LINT((Z1 + ZD) / 24#) * 24#
        
        If (Z8 &lt; 0) Then
            Z8 = Z8 + 24#
        End If

L7500:  UTStartUmbralLunarEclipse = Z8

End Function

Function UTEndUmbralLunarEclipse(DY As Double, MN As Double, YR As Double, DS As Double, ZC As Double) As Double

        TP = 2# * Pi
        
        If (LEOccurrence(DS, ZC, DY, MN, YR) = "No lunar eclipse") Then
            Z9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9 = -99#
            GoTo L7500
        End If
        
        ZD = Sqr(DD): Z6 = Z1 - ZD
        Z7 = Z1 + ZD - LINT((Z1 + ZD) / 24#) * 24#
        
        If (Z6 &lt; 0) Then
            Z6 = Z6 + 24#
        End If
        
        R = RM + RU: DD = Z1 - X0: DD = DD * DD - ((Z2 - (R * R)) * DD / ZH)
        MG = (RM + RP - PJ) / (2# * RM)
        
        If (DD &lt; 0) Then
            Z9 = -99#
            GoTo L7500
        End If

        ZD = Sqr(DD): Z8 = Z1 - ZD
        Z9 = Z1 + ZD - LINT((Z1 + ZD) / 24#) * 24#
        
L7500:  UTEndUmbralLunarEclipse = Z9

End Function

Function UTStartTotalLunarEclipse(DY As Double, MN As Double, YR As Double, DS As Double, ZC As Double) As Double

        TP = 2# * Pi
        
        If (LEOccurrence(DS, ZC, DY, MN, YR) = "No lunar eclipse") Then
            ZCC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CC = -99#
            GoTo L7500
        End If
        
        ZD = Sqr(DD): Z6 = Z1 - ZD
        Z7 = Z1 + ZD - LINT((Z1 + ZD) / 24#) * 24#
        
        If (Z6 &lt; 0) Then
            Z6 = Z6 + 24#
        End If
        
        R = RM + RU: DD = Z1 - X0: DD = DD * DD - ((Z2 - (R * R)) * DD / ZH)
        MG = (RM + RP - PJ) / (2# * RM)
        
        If (DD &lt; 0) Then
            ZCC = -99#
            GoTo L7500
        End If

        ZD = Sqr(DD): Z8 = Z1 - ZD
        Z9 = Z1 + ZD - LINT((Z1 + ZD) / 24#) * 24#
        
        If (Z8 &lt; 0) Then
            Z8 = Z8 + 24#
        End If
        
        R = RU - RM: DD = Z1 - X0: DD = DD * DD - ((Z2 - (R * R)) * DD / ZH)
        MG = (RM + RU - PJ) / (2# * RM)
        
        If (DD &lt; 0) Then
            ZCC = -99#
            GoTo L7500
        End If

        ZD = Sqr(DD): ZCC = Z1 - ZD
        ZB = Z1 + ZD - LINT((Z1 + ZD) / 24#) * 24#
        
        If (ZCC &lt; 0) Then
            ZCC = ZC + 24#
        End If

L7500:  UTStartTotalLunarEclipse = ZCC

End Function

Function UTEndTotalLunarEclipse(DY As Double, MN As Double, YR As Double, DS As Double, ZC As Double) As Double

        TP = 2# * Pi
        
        If (LEOccurrence(DS, ZC, DY, MN, YR) = "No lunar eclipse") Then
            ZB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B = -99#
            GoTo L7500
        End If
        
        ZD = Sqr(DD): Z6 = Z1 - ZD
        Z7 = Z1 + ZD - LINT((Z1 + ZD) / 24#) * 24#
        
        If (Z6 &lt; 0) Then
            Z6 = Z6 + 24#
        End If
        
        R = RM + RU: DD = Z1 - X0: DD = DD * DD - ((Z2 - (R * R)) * DD / ZH)
        MG = (RM + RP - PJ) / (2# * RM)
        
        If (DD &lt; 0) Then
            ZB = -99#
            GoTo L7500
        End If

        ZD = Sqr(DD): Z8 = Z1 - ZD
        Z9 = Z1 + ZD - LINT((Z1 + ZD) / 24#) * 24#
        
        If (Z8 &lt; 0) Then
            Z8 = Z8 + 24#
        End If
        
        R = RU - RM: DD = Z1 - X0: DD = DD * DD - ((Z2 - (R * R)) * DD / ZH)
        MG = (RM + RU - PJ) / (2# * RM)
        
        If (DD &lt; 0) Then
            ZB = -99#
            GoTo L7500
        End If

        ZD = Sqr(DD)
        ZB = Z1 + ZD - LINT((Z1 + ZD) / 24#) * 24#
        
L7500:  UTEndTotalLunarEclipse = ZB

End Function

Function MagLunarEclipse(DY As Double, MN As Double, YR As Double, DS As Double, ZC As Double) As Double

        TP = 2# * Pi
        
        If (LEOccurrence(DS, ZC, DY, MN, YR) = "No lunar eclipse") Then
            MG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MG = -99#
            GoTo L7500
        End If
        
        ZD = Sqr(DD): Z6 = Z1 - ZD
        Z7 = Z1 + ZD - LINT((Z1 + ZD) / 24#) * 24#
        
        If (Z6 &lt; 0) Then
            Z6 = Z6 + 24#
        End If
        
        R = RM + RU: DD = Z1 - X0: DD = DD * DD - ((Z2 - (R * R)) * DD / ZH)
        MG = (RM + RP - PJ) / (2# * RM)
        
        If (DD &lt; 0) Then
            GoTo L7500
        End If

        ZD = Sqr(DD): Z8 = Z1 - ZD
        Z9 = Z1 + ZD - LINT((Z1 + ZD) / 24#) * 24#
        
        If (Z8 &lt; 0) Then
            Z8 = Z8 + 24#
        End If
        
        R = RU - RM: DD = Z1 - X0: DD = DD * DD - ((Z2 - (R * R)) * DD / ZH)
        MG = (RM + RU - PJ) / (2# * RM)
        
L7500:  MagLunarEclipse = MG

End Function

Function MagSolarEclipse(DY As Double, MN As Double, YR As Double, DS As Double, ZC As Double, GLong As Double, GLat As Double) As Double

        TP = 2# * Pi
        
        If (SEOccurrence(DS, ZC, DY, MN, YR) = "No solar eclipse") Then
            MG = -99#
            GoTo L7500
        End If
        
        DJ = NewMoon(DS, ZC, DY, MN, YR): DP = 0
        GDay = JDCDay(DJ)
        GMonth = JDCMonth(DJ)
        GYear = JDCYear(DJ)
        IGDay = Int(GDay)
        XI = GDay - IGDay
        UTNM = XI * 24#
        UT = UTNM - 1#
        LY = Radians(SunLong(UT, 0, 0, 0, 0, IGDay, GMonth, GYear))
        MY = Radians(MoonLong(UT, 0, 0, 0, 0, IGDay, GMonth, GYear))
        BY = Radians(MoonLat(UT, 0, 0, 0, 0, IGDay, GMonth, GYear))
        HY = Radians(MoonHP(UT, 0, 0, 0, 0, IGDay, GMonth, GYear))
        UT = UTNM + 1#
        SB = Radians(SunLong(UT, 0, 0, 0, 0, IGDay, GMonth, GYear)) - LY
        MZ = Radians(MoonLong(UT, 0, 0, 0, 0, IGDay, GMonth, GYear))
        BZ = Radians(MoonLat(UT, 0, 0, 0, 0, IGDay, GMonth, GYear))
        HZ = Radians(MoonHP(UT, 0, 0, 0, 0, IGDay, GMonth, GYear))
        
        If (SB &lt; 0) Then
            SB = SB + TP
        End If
        
        XH = UTNM: X = MY: Y = BY: TM = XH - 1#: HP = HY
        GoSub L7390: MY = P: BY = Q
        X = MZ: Y = BZ: TM = XH + 1#: HP = HZ
        GoSub L7390: MZ = P: BZ = Q
        
        X0 = XH + 1# - (2# * BZ / (BZ - BY)): DM = MZ - MY
        
        If (DM &lt; 0) Then
            DM = DM + TP
        End If
        
        LJ = (DM - SB) / 2#: Q = 0
        MR = MY + (DM * (X0 - XH + 1#) / 2#)
        UT = X0 - 0.13851852
        RR = SunDist(UT, 0, 0, 0, 0, IGDay, GMonth, GYear)
        SR = Radians(SunLong(UT, 0, 0, 0, 0, IGDay, GMonth, GYear))
        SR = SR + Radians(NutatLong(IGDay, GMonth, GYear) - 0.00569)
        X = SR: Y = 0: TM = UT
        HP = 0.00004263452 / RR: GoSub L7390: SR = 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N: DD = Z1 - X0: DD = DD * DD - ((Z2 - (R * R)) * DD / ZH)
        
        If (DD &lt; 0) Then
            MG = -99#
            GoTo L7500
        End If
           
        ZD = Sqr(DD): Z6 = Z1 - ZD
        Z7 = Z1 + ZD - LINT((Z1 + ZD) / 24#) * 24#
        
        If (Z6 &lt; 0) Then
            Z6 = Z6 + 24#
        End If
        
        MG = (RM + RN - PJ) / (2# * RN)
        GoTo L7500

L7390:  PAA = ECRA(Degrees(X), 0, 0, Degrees(Y), 0, 0, IGDay, GMonth, GYear)
        QAA = ECDec(Degrees(X), 0, 0, Degrees(Y), 0, 0, IGDay, GMonth, GYear)
        XAA = RAHA(DDDH(PAA), 0, 0, TM, 0, 0, 0, 0, IGDay, GMonth, GYear, GLong)
        PBB = ParallaxHA(XAA, 0, 0, QAA, 0, 0, "True", GLat, 0, Degrees(HP))
        QBB = ParallaxDec(XAA, 0, 0, QAA, 0, 0, "True", GLat, 0, Degrees(HP))
        XBB = HARA(PBB, 0, 0, TM, 0, 0, 0, 0, IGDay, GMonth, GYear, GLong)
        P = Radians(EQElong(XBB, 0, 0, QBB, 0, 0, IGDay, GMonth, GYear))
        Q = Radians(EQElat(XBB, 0, 0, QBB, 0, 0, IGDay, GMonth, GYear))
        Return

L7500:  MagSolarEclipse = MG

End Function

</script:module>
</file>

<file path=Basic/Standard/Sheet1.xml><?xml version="1.0" encoding="utf-8"?>
<!DOCTYPE module  PUBLIC '-//OpenOffice.org//DTD OfficeDocument 1.0//EN'  'module.dtd'>
<script:module xmlns:script="http://openoffice.org/2000/script" script:name="Sheet1" script:language="StarBasic">Rem Attribute VBA_ModuleType=VBADocumentModule
Sub Sheet1
Rem 
End Sub</script:module>
</file>

<file path=Basic/Standard/ThisWorkbook.xml><?xml version="1.0" encoding="utf-8"?>
<!DOCTYPE module  PUBLIC '-//OpenOffice.org//DTD OfficeDocument 1.0//EN'  'module.dtd'>
<script:module xmlns:script="http://openoffice.org/2000/script" script:name="ThisWorkbook" script:language="StarBasic">Rem Attribute VBA_ModuleType=VBADocumentModule
Sub ThisWorkbook
Rem 
End Sub</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ThisWorkbook"/>
  <library:element library:name="Sheet1"/>
  <library:element library:name="AstroModul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